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paragraph-rsid="001e0896"/>
    </style:style>
    <style:style style:name="P2" style:family="paragraph" style:parent-style-name="Heading_20_2">
      <style:paragraph-properties fo:margin-top="0cm" fo:margin-bottom="0.499cm" style:contextual-spacing="false"/>
      <style:text-properties style:font-name="Liberation Mono" fo:font-size="10pt" style:font-name-asian="NSimSun" style:font-size-asian="10pt" style:font-name-complex="Liberation Mono" style:font-size-complex="10pt"/>
    </style:style>
    <style:style style:name="P3" style:family="paragraph" style:parent-style-name="Text_20_body">
      <style:text-properties style:font-name="Liberation Mono" fo:font-size="10pt" style:font-name-asian="NSimSun" style:font-size-asian="10pt" style:font-name-complex="Liberation Mono" style:font-size-complex="10pt"/>
    </style:style>
    <style:style style:name="P4" style:family="paragraph" style:parent-style-name="Text_20_body" style:list-style-name="L1">
      <style:text-properties style:font-name="Liberation Mono" fo:font-size="10pt" style:font-name-asian="NSimSun" style:font-size-asian="10pt" style:font-name-complex="Liberation Mono" style:font-size-complex="10pt"/>
    </style:style>
    <style:style style:name="P5" style:family="paragraph" style:parent-style-name="Text_20_body" style:list-style-name="L2">
      <style:text-properties style:font-name="Liberation Mono" fo:font-size="10pt" style:font-name-asian="NSimSun" style:font-size-asian="10pt" style:font-name-complex="Liberation Mono" style:font-size-complex="10pt"/>
    </style:style>
    <style:style style:name="P6" style:family="paragraph" style:parent-style-name="Text_20_body" style:list-style-name="L3">
      <style:text-properties style:font-name="Liberation Mono" fo:font-size="10pt" style:font-name-asian="NSimSun" style:font-size-asian="10pt" style:font-name-complex="Liberation Mono" style:font-size-complex="10pt"/>
    </style:style>
    <style:style style:name="P7" style:family="paragraph" style:parent-style-name="Text_20_body" style:list-style-name="L4">
      <style:text-properties style:font-name="Liberation Mono" fo:font-size="10pt" style:font-name-asian="NSimSun" style:font-size-asian="10pt" style:font-name-complex="Liberation Mono" style:font-size-complex="10pt"/>
    </style:style>
    <style:style style:name="P8" style:family="paragraph" style:parent-style-name="Text_20_body" style:list-style-name="L5">
      <style:text-properties style:font-name="Liberation Mono" fo:font-size="10pt" style:font-name-asian="NSimSun" style:font-size-asian="10pt" style:font-name-complex="Liberation Mono" style:font-size-complex="10pt"/>
    </style:style>
    <style:style style:name="P9" style:family="paragraph" style:parent-style-name="Text_20_body" style:list-style-name="L6">
      <style:text-properties style:font-name="Liberation Mono" fo:font-size="10pt" style:font-name-asian="NSimSun" style:font-size-asian="10pt" style:font-name-complex="Liberation Mono" style:font-size-complex="10pt"/>
    </style:style>
    <style:style style:name="P10" style:family="paragraph" style:parent-style-name="Text_20_body" style:list-style-name="L7">
      <style:text-properties style:font-name="Liberation Mono" fo:font-size="10pt" style:font-name-asian="NSimSun" style:font-size-asian="10pt" style:font-name-complex="Liberation Mono" style:font-size-complex="10pt"/>
    </style:style>
    <style:style style:name="P11" style:family="paragraph" style:parent-style-name="Text_20_body" style:list-style-name="L8">
      <style:text-properties style:font-name="Liberation Mono" fo:font-size="10pt" style:font-name-asian="NSimSun" style:font-size-asian="10pt" style:font-name-complex="Liberation Mono" style:font-size-complex="10pt"/>
    </style:style>
    <style:style style:name="P12" style:family="paragraph" style:parent-style-name="Preformatted_20_Text">
      <style:text-properties officeooo:paragraph-rsid="001faac6"/>
    </style:style>
    <style:style style:name="P13" style:family="paragraph" style:parent-style-name="Text_20_body" style:list-style-name="L9">
      <style:text-properties style:font-name="Liberation Mono" fo:font-size="10pt" style:font-name-asian="NSimSun" style:font-size-asian="10pt" style:font-name-complex="Liberation Mono" style:font-size-complex="10pt"/>
    </style:style>
    <style:style style:name="P14" style:family="paragraph" style:parent-style-name="Text_20_body" style:list-style-name="L10">
      <style:text-properties style:font-name="Liberation Mono" fo:font-size="10pt" style:font-name-asian="NSimSun" style:font-size-asian="10pt" style:font-name-complex="Liberation Mono" style:font-size-complex="10pt"/>
    </style:style>
    <style:style style:name="P15" style:family="paragraph" style:parent-style-name="Text_20_body" style:list-style-name="L11">
      <style:text-properties style:font-name="Liberation Mono" fo:font-size="10pt" style:font-name-asian="NSimSun" style:font-size-asian="10pt" style:font-name-complex="Liberation Mono" style:font-size-complex="10pt"/>
    </style:style>
    <style:style style:name="P16" style:family="paragraph" style:parent-style-name="Text_20_body" style:list-style-name="L12">
      <style:text-properties style:font-name="Liberation Mono" fo:font-size="10pt" style:font-name-asian="NSimSun" style:font-size-asian="10pt" style:font-name-complex="Liberation Mono" style:font-size-complex="10pt"/>
    </style:style>
    <style:style style:name="P17" style:family="paragraph" style:parent-style-name="Text_20_body" style:list-style-name="L13">
      <style:text-properties style:font-name="Liberation Mono" fo:font-size="10pt" style:font-name-asian="NSimSun" style:font-size-asian="10pt" style:font-name-complex="Liberation Mono" style:font-size-complex="10pt"/>
    </style:style>
    <style:style style:name="P18" style:family="paragraph" style:parent-style-name="Preformatted_20_Text">
      <style:text-properties fo:font-weight="bold" officeooo:rsid="001faac6" officeooo:paragraph-rsid="001faac6" style:font-weight-asian="bold" style:font-weight-complex="bold"/>
    </style:style>
    <style:style style:name="P19" style:family="paragraph" style:parent-style-name="Text_20_body" style:list-style-name="L14">
      <style:text-properties officeooo:paragraph-rsid="001faac6"/>
    </style:style>
    <style:style style:name="P20" style:family="paragraph" style:parent-style-name="Text_20_body">
      <style:text-properties fo:font-weight="bold" officeooo:rsid="00212324" officeooo:paragraph-rsid="00212324" style:font-weight-asian="bold" style:font-weight-complex="bold"/>
    </style:style>
    <style:style style:name="P21" style:family="paragraph" style:parent-style-name="Text_20_body">
      <style:text-properties officeooo:paragraph-rsid="00212324"/>
    </style:style>
    <style:style style:name="P22" style:family="paragraph" style:parent-style-name="Text_20_body">
      <style:text-properties fo:font-weight="normal" officeooo:rsid="00212324" officeooo:paragraph-rsid="00212324" style:font-weight-asian="normal" style:font-weight-complex="normal"/>
    </style:style>
    <style:style style:name="P23" style:family="paragraph" style:parent-style-name="Text_20_body" style:list-style-name="L15">
      <style:text-properties fo:font-weight="normal" officeooo:rsid="00212324" officeooo:paragraph-rsid="00212324" style:font-weight-asian="normal" style:font-weight-complex="normal"/>
    </style:style>
    <style:style style:name="P24" style:family="paragraph" style:parent-style-name="Text_20_body">
      <style:text-properties fo:font-weight="bold" officeooo:rsid="0023056b" officeooo:paragraph-rsid="0023056b" style:font-weight-asian="bold" style:font-weight-complex="bold"/>
    </style:style>
    <style:style style:name="P25" style:family="paragraph" style:parent-style-name="Text_20_body">
      <style:text-properties fo:font-weight="normal" officeooo:rsid="0023056b" officeooo:paragraph-rsid="0023056b" style:font-weight-asian="normal" style:font-weight-complex="normal"/>
    </style:style>
    <style:style style:name="P26" style:family="paragraph" style:parent-style-name="Text_20_body">
      <style:text-properties officeooo:paragraph-rsid="0023056b"/>
    </style:style>
    <style:style style:name="P27" style:family="paragraph" style:parent-style-name="Text_20_body" style:list-style-name="L16">
      <style:text-properties fo:font-weight="normal" officeooo:rsid="0023056b" officeooo:paragraph-rsid="0023056b" style:font-weight-asian="normal" style:font-weight-complex="normal"/>
    </style:style>
    <style:style style:name="P28" style:family="paragraph" style:parent-style-name="Text_20_body">
      <style:text-properties fo:font-weight="bold" officeooo:rsid="002448e7" officeooo:paragraph-rsid="002448e7" style:font-weight-asian="bold" style:font-weight-complex="bold"/>
    </style:style>
    <style:style style:name="P29" style:family="paragraph" style:parent-style-name="Text_20_body">
      <style:text-properties officeooo:paragraph-rsid="002448e7"/>
    </style:style>
    <style:style style:name="P30" style:family="paragraph" style:parent-style-name="Text_20_body">
      <style:text-properties fo:font-weight="normal" officeooo:rsid="00275106" officeooo:paragraph-rsid="002448e7" style:font-weight-asian="normal" style:font-weight-complex="normal"/>
    </style:style>
    <style:style style:name="P31" style:family="paragraph" style:parent-style-name="Text_20_body" style:list-style-name="L17">
      <style:text-properties officeooo:paragraph-rsid="00275106"/>
    </style:style>
    <style:style style:name="P32" style:family="paragraph" style:parent-style-name="Text_20_body" style:list-style-name="L17">
      <style:text-properties style:font-name="Liberation Mono" fo:font-size="10pt" officeooo:paragraph-rsid="00275106" style:font-name-asian="NSimSun" style:font-size-asian="10pt" style:font-name-complex="Liberation Mono" style:font-size-complex="10pt"/>
    </style:style>
    <style:style style:name="P33" style:family="paragraph" style:parent-style-name="Text_20_body">
      <style:text-properties style:font-name="Liberation Mono" fo:font-size="10pt" officeooo:paragraph-rsid="00275106" style:font-name-asian="NSimSun" style:font-size-asian="10pt" style:font-name-complex="Liberation Mono" style:font-size-complex="10pt"/>
    </style:style>
    <style:style style:name="P34" style:family="paragraph" style:parent-style-name="Text_20_body">
      <style:text-properties style:font-name="Liberation Mono" fo:font-size="10pt" fo:font-weight="bold" officeooo:rsid="002ae3c5" officeooo:paragraph-rsid="002ae3c5" style:font-name-asian="NSimSun" style:font-size-asian="10pt" style:font-weight-asian="bold" style:font-name-complex="Liberation Mono" style:font-size-complex="10pt" style:font-weight-complex="bold"/>
    </style:style>
    <style:style style:name="P35" style:family="paragraph" style:parent-style-name="Text_20_body">
      <style:text-properties officeooo:paragraph-rsid="002ae3c5"/>
    </style:style>
    <style:style style:name="P36" style:family="paragraph" style:parent-style-name="Text_20_body" style:list-style-name="L18">
      <style:text-properties officeooo:rsid="002ae3c5" officeooo:paragraph-rsid="002ae3c5"/>
    </style:style>
    <style:style style:name="P37" style:family="paragraph" style:parent-style-name="Text_20_body">
      <style:text-properties fo:font-weight="bold" officeooo:rsid="002ae3c5" officeooo:paragraph-rsid="002ae3c5" style:font-weight-asian="bold" style:font-weight-complex="bold"/>
    </style:style>
    <style:style style:name="P38" style:family="paragraph" style:parent-style-name="Text_20_body">
      <style:text-properties fo:font-weight="bold" officeooo:rsid="002cb1ea" officeooo:paragraph-rsid="002cb1ea" style:font-weight-asian="bold" style:font-weight-complex="bold"/>
    </style:style>
    <style:style style:name="P39" style:family="paragraph" style:parent-style-name="Text_20_body">
      <style:text-properties fo:font-weight="normal" officeooo:rsid="002cb1ea" officeooo:paragraph-rsid="002cb1ea" style:font-weight-asian="normal" style:font-weight-complex="normal"/>
    </style:style>
    <style:style style:name="P40" style:family="paragraph" style:parent-style-name="Text_20_body">
      <style:text-properties fo:font-weight="normal" officeooo:rsid="002d5689" officeooo:paragraph-rsid="002cb1ea" style:font-weight-asian="normal" style:font-weight-complex="normal"/>
    </style:style>
    <style:style style:name="P41" style:family="paragraph" style:parent-style-name="Text_20_body" style:list-style-name="L19">
      <style:text-properties officeooo:rsid="002d5689"/>
    </style:style>
    <style:style style:name="P42" style:family="paragraph" style:parent-style-name="Text_20_body">
      <style:text-properties officeooo:rsid="00300321" officeooo:paragraph-rsid="00300321"/>
    </style:style>
    <style:style style:name="P43" style:family="paragraph" style:parent-style-name="Text_20_body">
      <style:text-properties officeooo:rsid="00300321"/>
    </style:style>
    <style:style style:name="P44" style:family="paragraph" style:parent-style-name="Text_20_body" style:list-style-name="L20">
      <style:text-properties fo:font-weight="normal" officeooo:rsid="00309068" officeooo:paragraph-rsid="00309068" style:font-weight-asian="normal" style:font-weight-complex="normal"/>
    </style:style>
    <style:style style:name="P45" style:family="paragraph" style:parent-style-name="Text_20_body">
      <style:text-properties fo:font-weight="normal" officeooo:rsid="00309068" officeooo:paragraph-rsid="00309068" style:font-weight-asian="normal" style:font-weight-complex="normal"/>
    </style:style>
    <style:style style:name="P46" style:family="paragraph" style:parent-style-name="Text_20_body">
      <style:text-properties fo:font-weight="bold" officeooo:rsid="00309068" officeooo:paragraph-rsid="00309068" style:font-weight-asian="bold" style:font-weight-complex="bold"/>
    </style:style>
    <style:style style:name="P47" style:family="paragraph" style:parent-style-name="Text_20_body">
      <style:text-properties officeooo:rsid="00309068" officeooo:paragraph-rsid="00309068"/>
    </style:style>
    <style:style style:name="P48" style:family="paragraph" style:parent-style-name="Text_20_body">
      <style:text-properties officeooo:rsid="00309068"/>
    </style:style>
    <style:style style:name="P49" style:family="paragraph" style:parent-style-name="Text_20_body" style:list-style-name="L21">
      <style:text-properties fo:font-weight="normal" officeooo:rsid="00376ce3" officeooo:paragraph-rsid="00376ce3" style:font-weight-asian="normal" style:font-weight-complex="normal"/>
    </style:style>
    <style:style style:name="P50" style:family="paragraph" style:parent-style-name="Text_20_body">
      <style:text-properties fo:font-weight="normal" officeooo:rsid="00376ce3" officeooo:paragraph-rsid="00376ce3" style:font-weight-asian="normal" style:font-weight-complex="normal"/>
    </style:style>
    <style:style style:name="P51" style:family="paragraph" style:parent-style-name="Text_20_body">
      <style:text-properties fo:font-weight="bold" officeooo:rsid="00376ce3" officeooo:paragraph-rsid="00376ce3" style:font-weight-asian="bold" style:font-weight-complex="bold"/>
    </style:style>
    <style:style style:name="P52" style:family="paragraph" style:parent-style-name="Text_20_body">
      <style:text-properties officeooo:rsid="00376ce3" officeooo:paragraph-rsid="00376ce3"/>
    </style:style>
    <style:style style:name="P53" style:family="paragraph" style:parent-style-name="Text_20_body">
      <style:text-properties officeooo:rsid="00376ce3"/>
    </style:style>
    <style:style style:name="P54" style:family="paragraph" style:parent-style-name="Text_20_body" style:list-style-name="L22">
      <style:text-properties fo:font-weight="normal" officeooo:rsid="003815f9" officeooo:paragraph-rsid="003815f9" style:font-weight-asian="normal" style:font-weight-complex="normal"/>
    </style:style>
    <style:style style:name="P55" style:family="paragraph" style:parent-style-name="Text_20_body">
      <style:text-properties fo:font-weight="normal" officeooo:rsid="003815f9" officeooo:paragraph-rsid="003815f9" style:font-weight-asian="normal" style:font-weight-complex="normal"/>
    </style:style>
    <style:style style:name="P56" style:family="paragraph" style:parent-style-name="Text_20_body">
      <style:text-properties fo:font-weight="bold" officeooo:rsid="0038819c" officeooo:paragraph-rsid="0038819c" style:font-weight-asian="bold" style:font-weight-complex="bold"/>
    </style:style>
    <style:style style:name="P57" style:family="paragraph" style:parent-style-name="Text_20_body">
      <style:text-properties fo:font-weight="normal" officeooo:rsid="0038819c" officeooo:paragraph-rsid="0038819c" style:font-weight-asian="normal" style:font-weight-complex="normal"/>
    </style:style>
    <style:style style:name="P58" style:family="paragraph" style:parent-style-name="Text_20_body">
      <style:text-properties officeooo:rsid="0038819c" officeooo:paragraph-rsid="0038cb8b"/>
    </style:style>
    <style:style style:name="P59" style:family="paragraph" style:parent-style-name="Text_20_body">
      <style:text-properties officeooo:rsid="0038819c"/>
    </style:style>
    <style:style style:name="P60" style:family="paragraph" style:parent-style-name="Text_20_body">
      <style:text-properties fo:font-weight="normal" officeooo:rsid="0038819c" officeooo:paragraph-rsid="0038cb8b" style:font-weight-asian="normal" style:font-weight-complex="normal"/>
    </style:style>
    <style:style style:name="P61" style:family="paragraph" style:parent-style-name="Text_20_body" style:list-style-name="L23">
      <style:text-properties fo:font-weight="normal" officeooo:rsid="0038819c" officeooo:paragraph-rsid="0038cb8b" style:font-weight-asian="normal" style:font-weight-complex="normal"/>
    </style:style>
    <style:style style:name="P62" style:family="paragraph" style:parent-style-name="Text_20_body">
      <style:text-properties fo:font-weight="bold" officeooo:rsid="0048fa70" officeooo:paragraph-rsid="0048fa70" style:font-weight-asian="bold" style:font-weight-complex="bold"/>
    </style:style>
    <style:style style:name="P63" style:family="paragraph" style:parent-style-name="Text_20_body">
      <style:text-properties officeooo:paragraph-rsid="0048fa70"/>
    </style:style>
    <style:style style:name="P64" style:family="paragraph" style:parent-style-name="Text_20_body">
      <style:text-properties fo:font-weight="normal" officeooo:rsid="004a8bd6" officeooo:paragraph-rsid="0048fa70" style:font-weight-asian="normal" style:font-weight-complex="normal"/>
    </style:style>
    <style:style style:name="P65" style:family="paragraph" style:parent-style-name="Text_20_body" style:list-style-name="L24">
      <style:text-properties fo:font-weight="normal" officeooo:rsid="004c3793" officeooo:paragraph-rsid="004c3793" style:font-weight-asian="normal" style:font-weight-complex="normal"/>
    </style:style>
    <style:style style:name="P66" style:family="paragraph" style:parent-style-name="Text_20_body">
      <style:text-properties fo:font-weight="normal" officeooo:rsid="004c3793" officeooo:paragraph-rsid="004c3793" style:font-weight-asian="normal" style:font-weight-complex="normal"/>
    </style:style>
    <style:style style:name="P67" style:family="paragraph" style:parent-style-name="Text_20_body">
      <style:text-properties fo:font-weight="bold" officeooo:rsid="004cf869" officeooo:paragraph-rsid="004cf869" style:font-weight-asian="bold" style:font-weight-complex="bold"/>
    </style:style>
    <style:style style:name="P68" style:family="paragraph" style:parent-style-name="Text_20_body">
      <style:text-properties fo:font-weight="normal" officeooo:rsid="004cf869" officeooo:paragraph-rsid="004cf869" style:font-weight-asian="normal" style:font-weight-complex="normal"/>
    </style:style>
    <style:style style:name="P69" style:family="paragraph" style:parent-style-name="Text_20_body">
      <style:text-properties officeooo:rsid="004cf869" officeooo:paragraph-rsid="004cf869"/>
    </style:style>
    <style:style style:name="P70" style:family="paragraph" style:parent-style-name="Text_20_body">
      <style:text-properties officeooo:rsid="004cf869"/>
    </style:style>
    <style:style style:name="P71" style:family="paragraph" style:parent-style-name="Text_20_body" style:list-style-name="L25">
      <style:text-properties fo:font-weight="normal" officeooo:rsid="004d10d2" officeooo:paragraph-rsid="004d10d2" style:font-weight-asian="normal" style:font-weight-complex="normal"/>
    </style:style>
    <style:style style:name="P72" style:family="paragraph" style:parent-style-name="Text_20_body">
      <style:text-properties fo:font-weight="normal" officeooo:rsid="004d10d2" officeooo:paragraph-rsid="004d10d2" style:font-weight-asian="normal" style:font-weight-complex="normal"/>
    </style:style>
    <style:style style:name="P73" style:family="paragraph" style:parent-style-name="Text_20_body">
      <style:text-properties fo:font-weight="bold" officeooo:rsid="004d3ade" officeooo:paragraph-rsid="004d3ade" style:font-weight-asian="bold" style:font-weight-complex="bold"/>
    </style:style>
    <style:style style:name="P74" style:family="paragraph" style:parent-style-name="Text_20_body">
      <style:text-properties officeooo:rsid="004d3ade" officeooo:paragraph-rsid="004d3ade"/>
    </style:style>
    <style:style style:name="P75" style:family="paragraph" style:parent-style-name="Text_20_body">
      <style:text-properties officeooo:rsid="004d4b30"/>
    </style:style>
    <style:style style:name="P76" style:family="paragraph" style:parent-style-name="Text_20_body" style:list-style-name="L26">
      <style:text-properties officeooo:rsid="004d4b30"/>
    </style:style>
    <style:style style:name="P77" style:family="paragraph" style:parent-style-name="Text_20_body">
      <style:text-properties fo:font-weight="normal" officeooo:rsid="004d4b30" officeooo:paragraph-rsid="004d3ade" style:font-weight-asian="normal" style:font-weight-complex="normal"/>
    </style:style>
    <style:style style:name="P78" style:family="paragraph" style:parent-style-name="Text_20_body">
      <style:paragraph-properties fo:break-before="page"/>
      <style:text-properties fo:font-weight="bold" officeooo:rsid="0051ab60" officeooo:paragraph-rsid="0051ab60" style:font-weight-asian="bold" style:font-weight-complex="bold"/>
    </style:style>
    <style:style style:name="P79" style:family="paragraph" style:parent-style-name="Text_20_body">
      <style:text-properties fo:font-weight="bold" officeooo:rsid="0051ab60" officeooo:paragraph-rsid="0051ab60" style:font-weight-asian="bold" style:font-weight-complex="bold"/>
    </style:style>
    <style:style style:name="P80" style:family="paragraph" style:parent-style-name="Text_20_body">
      <style:text-properties fo:font-weight="normal" officeooo:rsid="0052fca4" officeooo:paragraph-rsid="0051ab60" style:font-weight-asian="normal" style:font-weight-complex="normal"/>
    </style:style>
    <style:style style:name="P81" style:family="paragraph" style:parent-style-name="Text_20_body">
      <style:text-properties officeooo:rsid="0052fca4"/>
    </style:style>
    <style:style style:name="P82" style:family="paragraph" style:parent-style-name="Text_20_body" style:list-style-name="L27">
      <style:text-properties officeooo:rsid="0052fca4"/>
    </style:style>
    <style:style style:name="P83" style:family="paragraph" style:parent-style-name="Text_20_body">
      <style:paragraph-properties fo:break-before="page"/>
      <style:text-properties fo:font-weight="bold" officeooo:rsid="0054eb71" officeooo:paragraph-rsid="0054eb71" style:font-weight-asian="bold" style:font-weight-complex="bold"/>
    </style:style>
    <style:style style:name="P84" style:family="paragraph" style:parent-style-name="Text_20_body">
      <style:text-properties fo:font-weight="bold" officeooo:rsid="0054eb71" officeooo:paragraph-rsid="0054eb71" style:font-weight-asian="bold" style:font-weight-complex="bold"/>
    </style:style>
    <style:style style:name="P85" style:family="paragraph" style:parent-style-name="Text_20_body">
      <style:text-properties officeooo:rsid="0054eb71" officeooo:paragraph-rsid="0054eb71"/>
    </style:style>
    <style:style style:name="P86" style:family="paragraph" style:parent-style-name="Text_20_body">
      <style:text-properties officeooo:rsid="0054eb71"/>
    </style:style>
    <style:style style:name="P87" style:family="paragraph" style:parent-style-name="Text_20_body" style:list-style-name="L28">
      <style:text-properties officeooo:rsid="0054eb71"/>
    </style:style>
    <style:style style:name="P88" style:family="paragraph" style:parent-style-name="Text_20_body">
      <style:text-properties fo:font-weight="normal" officeooo:rsid="0054eb71" officeooo:paragraph-rsid="0054eb71" style:font-weight-asian="normal" style:font-weight-complex="normal"/>
    </style:style>
    <style:style style:name="P89" style:family="paragraph" style:parent-style-name="Text_20_body">
      <style:text-properties fo:font-weight="bold" officeooo:rsid="0056834f" officeooo:paragraph-rsid="0056834f" style:font-weight-asian="bold" style:font-weight-complex="bold"/>
    </style:style>
    <style:style style:name="P90" style:family="paragraph" style:parent-style-name="Text_20_body">
      <style:text-properties officeooo:rsid="0056834f" officeooo:paragraph-rsid="0056834f"/>
    </style:style>
    <style:style style:name="P91" style:family="paragraph" style:parent-style-name="Text_20_body">
      <style:text-properties officeooo:rsid="0056834f"/>
    </style:style>
    <style:style style:name="P92" style:family="paragraph" style:parent-style-name="Text_20_body" style:list-style-name="L29">
      <style:text-properties officeooo:rsid="0056834f"/>
    </style:style>
    <style:style style:name="P93" style:family="paragraph" style:parent-style-name="Text_20_body">
      <style:text-properties fo:font-weight="normal" officeooo:rsid="0056834f" officeooo:paragraph-rsid="0056834f" style:font-weight-asian="normal" style:font-weight-complex="normal"/>
    </style:style>
    <style:style style:name="P94" style:family="paragraph" style:parent-style-name="Text_20_body">
      <style:text-properties fo:font-weight="bold" officeooo:rsid="005a87bf" officeooo:paragraph-rsid="005a87bf" style:font-weight-asian="bold" style:font-weight-complex="bold"/>
    </style:style>
    <style:style style:name="P95" style:family="paragraph" style:parent-style-name="Text_20_body">
      <style:text-properties officeooo:rsid="005a87bf" officeooo:paragraph-rsid="005a87bf"/>
    </style:style>
    <style:style style:name="P96" style:family="paragraph" style:parent-style-name="Text_20_body">
      <style:text-properties officeooo:rsid="005a87bf"/>
    </style:style>
    <style:style style:name="P97" style:family="paragraph" style:parent-style-name="Text_20_body">
      <style:text-properties fo:font-weight="normal" officeooo:rsid="005a87bf" officeooo:paragraph-rsid="005a87bf" style:font-weight-asian="normal" style:font-weight-complex="normal"/>
    </style:style>
    <style:style style:name="P98" style:family="paragraph" style:parent-style-name="Text_20_body">
      <style:text-properties fo:font-weight="normal" officeooo:rsid="005ad4bb" officeooo:paragraph-rsid="005ad4bb" style:font-weight-asian="normal" style:font-weight-complex="normal"/>
    </style:style>
    <style:style style:name="P99" style:family="paragraph" style:parent-style-name="Text_20_body" style:list-style-name="L30">
      <style:text-properties fo:font-weight="normal" officeooo:rsid="005ad4bb" officeooo:paragraph-rsid="005ad4bb" style:font-weight-asian="normal" style:font-weight-complex="normal"/>
    </style:style>
    <style:style style:name="P100" style:family="paragraph" style:parent-style-name="Text_20_body">
      <style:text-properties fo:font-weight="bold" officeooo:rsid="005bae5c" officeooo:paragraph-rsid="005bae5c" style:font-weight-asian="bold" style:font-weight-complex="bold"/>
    </style:style>
    <style:style style:name="P101" style:family="paragraph" style:parent-style-name="Text_20_body">
      <style:text-properties fo:font-weight="normal" officeooo:rsid="005bae5c" officeooo:paragraph-rsid="005bae5c" style:font-weight-asian="normal" style:font-weight-complex="normal"/>
    </style:style>
    <style:style style:name="P102" style:family="paragraph" style:parent-style-name="Text_20_body">
      <style:paragraph-properties fo:text-align="start" style:justify-single-word="false"/>
      <style:text-properties officeooo:rsid="005bae5c" officeooo:paragraph-rsid="005bae5c"/>
    </style:style>
    <style:style style:name="P103" style:family="paragraph" style:parent-style-name="Text_20_body">
      <style:paragraph-properties fo:text-align="start" style:justify-single-word="false"/>
      <style:text-properties officeooo:rsid="005bae5c"/>
    </style:style>
    <style:style style:name="P104" style:family="paragraph" style:parent-style-name="Text_20_body" style:list-style-name="L31">
      <style:text-properties fo:font-weight="normal" officeooo:rsid="005bae5c" officeooo:paragraph-rsid="005bae5c" style:font-weight-asian="normal" style:font-weight-complex="normal"/>
    </style:style>
    <style:style style:name="P105" style:family="paragraph" style:parent-style-name="Text_20_body">
      <style:text-properties fo:font-weight="bold" officeooo:rsid="005c1dee" officeooo:paragraph-rsid="005c1dee" style:font-weight-asian="bold" style:font-weight-complex="bold"/>
    </style:style>
    <style:style style:name="P106" style:family="paragraph" style:parent-style-name="Text_20_body">
      <style:text-properties officeooo:rsid="005c1dee" officeooo:paragraph-rsid="005c1dee"/>
    </style:style>
    <style:style style:name="P107" style:family="paragraph" style:parent-style-name="Text_20_body">
      <style:text-properties officeooo:rsid="005c1dee"/>
    </style:style>
    <style:style style:name="P108" style:family="paragraph" style:parent-style-name="Text_20_body">
      <style:text-properties fo:font-weight="normal" officeooo:rsid="005c1dee" officeooo:paragraph-rsid="005c1dee" style:font-weight-asian="normal" style:font-weight-complex="normal"/>
    </style:style>
    <style:style style:name="P109" style:family="paragraph" style:parent-style-name="Text_20_body" style:list-style-name="L32">
      <style:text-properties fo:font-weight="normal" officeooo:rsid="005c1dee" officeooo:paragraph-rsid="005c1dee" style:font-weight-asian="normal" style:font-weight-complex="normal"/>
    </style:style>
    <style:style style:name="P110" style:family="paragraph" style:parent-style-name="Text_20_body" style:list-style-name="L33">
      <style:text-properties fo:font-weight="normal" officeooo:rsid="005c1dee" officeooo:paragraph-rsid="005d8757" style:font-weight-asian="normal" style:font-weight-complex="normal"/>
    </style:style>
    <style:style style:name="P111" style:family="paragraph" style:parent-style-name="Text_20_body">
      <style:text-properties fo:font-weight="normal" officeooo:rsid="005c1dee" officeooo:paragraph-rsid="005d8757" style:font-weight-asian="normal" style:font-weight-complex="normal"/>
    </style:style>
    <style:style style:name="P112" style:family="paragraph" style:parent-style-name="Text_20_body">
      <style:text-properties fo:font-weight="bold" officeooo:rsid="005d8757" officeooo:paragraph-rsid="005d8757" style:font-weight-asian="bold" style:font-weight-complex="bold"/>
    </style:style>
    <style:style style:name="P113" style:family="paragraph" style:parent-style-name="Text_20_body">
      <style:text-properties fo:font-weight="normal" officeooo:rsid="005d8757" style:font-weight-asian="normal" style:font-weight-complex="normal"/>
    </style:style>
    <style:style style:name="P114" style:family="paragraph" style:parent-style-name="Text_20_body" style:list-style-name="L34">
      <style:text-properties fo:font-weight="normal" officeooo:rsid="005e801e" officeooo:paragraph-rsid="005e801e" style:font-weight-asian="normal" style:font-weight-complex="normal"/>
    </style:style>
    <style:style style:name="P115" style:family="paragraph" style:parent-style-name="Text_20_body">
      <style:text-properties fo:font-weight="normal" officeooo:rsid="005f0312" officeooo:paragraph-rsid="005e801e" style:font-weight-asian="normal" style:font-weight-complex="normal"/>
    </style:style>
    <style:style style:name="P116" style:family="paragraph" style:parent-style-name="Text_20_body">
      <style:text-properties fo:font-weight="bold" officeooo:rsid="005f0312" officeooo:paragraph-rsid="005f0312" style:font-weight-asian="bold" style:font-weight-complex="bold"/>
    </style:style>
    <style:style style:name="P117" style:family="paragraph" style:parent-style-name="Text_20_body">
      <style:text-properties officeooo:rsid="005d8757" officeooo:paragraph-rsid="005f0b48"/>
    </style:style>
    <style:style style:name="P118" style:family="paragraph" style:parent-style-name="Text_20_body">
      <style:paragraph-properties fo:margin-left="0cm" fo:margin-right="0cm" fo:text-indent="0cm" style:auto-text-indent="false"/>
      <style:text-properties officeooo:rsid="005f0312"/>
    </style:style>
    <style:style style:name="P119" style:family="paragraph" style:parent-style-name="Text_20_body">
      <style:text-properties fo:font-weight="normal" officeooo:rsid="005f0312" officeooo:paragraph-rsid="005f0b48" style:font-weight-asian="normal" style:font-weight-complex="normal"/>
    </style:style>
    <style:style style:name="P120" style:family="paragraph" style:parent-style-name="Text_20_body">
      <style:text-properties fo:font-weight="normal" officeooo:rsid="005f0312" officeooo:paragraph-rsid="005f0312" style:font-weight-asian="normal" style:font-weight-complex="normal"/>
    </style:style>
    <style:style style:name="P121" style:family="paragraph" style:parent-style-name="Text_20_body" style:list-style-name="L35">
      <style:text-properties fo:font-weight="normal" officeooo:rsid="005f0312" officeooo:paragraph-rsid="005f0312" style:font-weight-asian="normal" style:font-weight-complex="normal"/>
    </style:style>
    <style:style style:name="P122" style:family="paragraph" style:parent-style-name="Text_20_body">
      <style:paragraph-properties fo:break-before="page"/>
      <style:text-properties fo:font-weight="bold" officeooo:rsid="005f78da" officeooo:paragraph-rsid="005f78da" style:font-weight-asian="bold" style:font-weight-complex="bold"/>
    </style:style>
    <style:style style:name="P123" style:family="paragraph" style:parent-style-name="Text_20_body">
      <style:text-properties fo:font-weight="bold" officeooo:rsid="005f78da" officeooo:paragraph-rsid="005f78da" style:font-weight-asian="bold" style:font-weight-complex="bold"/>
    </style:style>
    <style:style style:name="P124" style:family="paragraph" style:parent-style-name="Text_20_body">
      <style:text-properties fo:font-weight="normal" officeooo:rsid="005f78da" style:font-weight-asian="normal" style:font-weight-complex="normal"/>
    </style:style>
    <style:style style:name="P125" style:family="paragraph" style:parent-style-name="Text_20_body" style:list-style-name="L36">
      <style:text-properties fo:font-weight="normal" officeooo:rsid="005f78da" officeooo:paragraph-rsid="005f78da" style:font-weight-asian="normal" style:font-weight-complex="normal"/>
    </style:style>
    <style:style style:name="P126" style:family="paragraph" style:parent-style-name="Text_20_body">
      <style:text-properties fo:font-weight="normal" officeooo:rsid="005f78da" officeooo:paragraph-rsid="005f78da" style:font-weight-asian="normal" style:font-weight-complex="normal"/>
    </style:style>
    <style:style style:name="P127" style:family="paragraph" style:parent-style-name="Text_20_body">
      <style:text-properties officeooo:rsid="005f78da" officeooo:paragraph-rsid="005f78da"/>
    </style:style>
    <style:style style:name="P128" style:family="paragraph" style:parent-style-name="Text_20_body">
      <style:text-properties officeooo:rsid="005f78da"/>
    </style:style>
    <style:style style:name="P129" style:family="paragraph" style:parent-style-name="Text_20_body" style:list-style-name="L37">
      <style:text-properties fo:font-weight="normal" officeooo:rsid="005f78da" officeooo:paragraph-rsid="005f78da" style:font-weight-asian="normal" style:font-weight-complex="normal"/>
    </style:style>
    <style:style style:name="P130" style:family="paragraph" style:parent-style-name="Text_20_body" style:list-style-name="L38">
      <style:text-properties fo:font-weight="normal" officeooo:rsid="006078b8" officeooo:paragraph-rsid="006078b8" style:font-weight-asian="normal" style:font-weight-complex="normal"/>
    </style:style>
    <style:style style:name="P131" style:family="paragraph" style:parent-style-name="Text_20_body">
      <style:text-properties fo:font-weight="normal" officeooo:rsid="006078b8" officeooo:paragraph-rsid="006078b8" style:font-weight-asian="normal" style:font-weight-complex="normal"/>
    </style:style>
    <style:style style:name="P132" style:family="paragraph" style:parent-style-name="Text_20_body">
      <style:paragraph-properties fo:break-before="page"/>
      <style:text-properties fo:font-weight="bold" officeooo:rsid="006078b8" officeooo:paragraph-rsid="006078b8" style:font-weight-asian="bold" style:font-weight-complex="bold"/>
    </style:style>
    <style:style style:name="P133" style:family="paragraph" style:parent-style-name="Text_20_body">
      <style:text-properties fo:font-weight="bold" officeooo:rsid="006078b8" officeooo:paragraph-rsid="006078b8" style:font-weight-asian="bold" style:font-weight-complex="bold"/>
    </style:style>
    <style:style style:name="P134" style:family="paragraph" style:parent-style-name="Text_20_body">
      <style:text-properties officeooo:rsid="006078b8" officeooo:paragraph-rsid="006078b8"/>
    </style:style>
    <style:style style:name="P135" style:family="paragraph" style:parent-style-name="Text_20_body">
      <style:text-properties officeooo:rsid="006078b8"/>
    </style:style>
    <style:style style:name="P136" style:family="paragraph" style:parent-style-name="Text_20_body" style:list-style-name="L39">
      <style:text-properties fo:font-weight="normal" officeooo:rsid="006078b8" officeooo:paragraph-rsid="006078b8" style:font-weight-asian="normal" style:font-weight-complex="normal"/>
    </style:style>
    <style:style style:name="P137" style:family="paragraph" style:parent-style-name="Text_20_body">
      <style:text-properties fo:font-weight="normal" officeooo:rsid="006078b8" style:font-weight-asian="normal" style:font-weight-complex="normal"/>
    </style:style>
    <style:style style:name="P138" style:family="paragraph" style:parent-style-name="Text_20_body" style:list-style-name="L40">
      <style:text-properties fo:font-weight="normal" officeooo:rsid="00627725" officeooo:paragraph-rsid="00627725" style:font-weight-asian="normal" style:font-weight-complex="normal"/>
    </style:style>
    <style:style style:name="P139" style:family="paragraph" style:parent-style-name="Text_20_body">
      <style:text-properties fo:font-weight="normal" officeooo:rsid="00627725" officeooo:paragraph-rsid="00627725" style:font-weight-asian="normal" style:font-weight-complex="normal"/>
    </style:style>
    <style:style style:name="P140" style:family="paragraph" style:parent-style-name="Text_20_body">
      <style:text-properties fo:font-weight="bold" officeooo:rsid="00627725" officeooo:paragraph-rsid="00627725" style:font-weight-asian="bold" style:font-weight-complex="bold"/>
    </style:style>
    <style:style style:name="P141" style:family="paragraph" style:parent-style-name="Text_20_body">
      <style:text-properties officeooo:rsid="00627725" officeooo:paragraph-rsid="00627725"/>
    </style:style>
    <style:style style:name="P142" style:family="paragraph" style:parent-style-name="Text_20_body">
      <style:text-properties officeooo:rsid="00627725"/>
    </style:style>
    <style:style style:name="P143" style:family="paragraph" style:parent-style-name="Text_20_body" style:list-style-name="L41">
      <style:text-properties fo:font-weight="normal" officeooo:rsid="00627725" officeooo:paragraph-rsid="00627725" style:font-weight-asian="normal" style:font-weight-complex="normal"/>
    </style:style>
    <style:style style:name="P144" style:family="paragraph" style:parent-style-name="Text_20_body">
      <style:paragraph-properties fo:break-before="page"/>
      <style:text-properties fo:font-weight="bold" officeooo:rsid="00627725" officeooo:paragraph-rsid="00627725" style:font-weight-asian="bold" style:font-weight-complex="bold"/>
    </style:style>
    <style:style style:name="P145" style:family="paragraph" style:parent-style-name="Text_20_body" style:list-style-name="L42">
      <style:text-properties officeooo:rsid="0062a1a6" officeooo:paragraph-rsid="0062a1a6"/>
    </style:style>
    <style:style style:name="P146" style:family="paragraph" style:parent-style-name="Text_20_body">
      <style:text-properties officeooo:rsid="0062a1a6" officeooo:paragraph-rsid="0062a1a6"/>
    </style:style>
    <style:style style:name="P147" style:family="paragraph" style:parent-style-name="Text_20_body">
      <style:text-properties fo:font-weight="bold" officeooo:rsid="0062a1a6" officeooo:paragraph-rsid="0062a1a6" style:font-weight-asian="bold" style:font-weight-complex="bold"/>
    </style:style>
    <style:style style:name="P148" style:family="paragraph" style:parent-style-name="Text_20_body">
      <style:text-properties officeooo:rsid="0062a1a6"/>
    </style:style>
    <style:style style:name="P149" style:family="paragraph" style:parent-style-name="Text_20_body">
      <style:text-properties fo:font-weight="normal" officeooo:rsid="0063478f" officeooo:paragraph-rsid="0063478f" style:font-weight-asian="normal" style:font-weight-complex="normal"/>
    </style:style>
    <style:style style:name="P150" style:family="paragraph" style:parent-style-name="Text_20_body">
      <style:text-properties officeooo:rsid="0063478f"/>
    </style:style>
    <style:style style:name="P151" style:family="paragraph" style:parent-style-name="Text_20_body" style:list-style-name="L43">
      <style:text-properties fo:font-weight="normal" officeooo:rsid="0063478f" officeooo:paragraph-rsid="0063478f" style:font-weight-asian="normal" style:font-weight-complex="normal"/>
    </style:style>
    <style:style style:name="P152" style:family="paragraph" style:parent-style-name="Text_20_body">
      <style:text-properties officeooo:rsid="0063478f" officeooo:paragraph-rsid="0063478f"/>
    </style:style>
    <style:style style:name="P153" style:family="paragraph" style:parent-style-name="Text_20_body" style:list-style-name="L44">
      <style:text-properties officeooo:rsid="0063478f" officeooo:paragraph-rsid="0063478f"/>
    </style:style>
    <style:style style:name="P154" style:family="paragraph" style:parent-style-name="Text_20_body">
      <style:text-properties fo:font-weight="bold" officeooo:rsid="0063478f" officeooo:paragraph-rsid="0063478f" style:font-weight-asian="bold" style:font-weight-complex="bold"/>
    </style:style>
    <style:style style:name="P155" style:family="paragraph" style:parent-style-name="Standard">
      <style:text-properties officeooo:rsid="00627725" officeooo:paragraph-rsid="0063478f"/>
    </style:style>
    <style:style style:name="P156" style:family="paragraph" style:parent-style-name="Text_20_body">
      <style:text-properties officeooo:rsid="00627725" officeooo:paragraph-rsid="0063478f"/>
    </style:style>
    <style:style style:name="P157" style:family="paragraph" style:parent-style-name="Text_20_body" style:list-style-name="L45">
      <style:text-properties officeooo:rsid="0063478f" officeooo:paragraph-rsid="0063478f"/>
    </style:style>
    <style:style style:name="P158" style:family="paragraph" style:parent-style-name="Text_20_body">
      <style:text-properties fo:font-weight="bold" officeooo:rsid="00641de8" officeooo:paragraph-rsid="00641de8" style:font-weight-asian="bold" style:font-weight-complex="bold"/>
    </style:style>
    <style:style style:name="P159" style:family="paragraph" style:parent-style-name="Text_20_body">
      <style:paragraph-properties fo:break-before="page"/>
      <style:text-properties fo:font-weight="bold" officeooo:rsid="00641de8" officeooo:paragraph-rsid="00641de8" style:font-weight-asian="bold" style:font-weight-complex="bold"/>
    </style:style>
    <style:style style:name="P160" style:family="paragraph" style:parent-style-name="Text_20_body">
      <style:text-properties fo:font-weight="normal" officeooo:rsid="00641de8" style:font-weight-asian="normal" style:font-weight-complex="normal"/>
    </style:style>
    <style:style style:name="P161" style:family="paragraph" style:parent-style-name="Text_20_body" style:list-style-name="L46">
      <style:text-properties fo:font-weight="normal" officeooo:rsid="00641de8" officeooo:paragraph-rsid="00641de8" style:font-weight-asian="normal" style:font-weight-complex="normal"/>
    </style:style>
    <style:style style:name="P162" style:family="paragraph" style:parent-style-name="Text_20_body">
      <style:text-properties officeooo:rsid="00641de8" officeooo:paragraph-rsid="00641de8"/>
    </style:style>
    <style:style style:name="P163" style:family="paragraph" style:parent-style-name="Text_20_body">
      <style:text-properties officeooo:rsid="00641de8"/>
    </style:style>
    <style:style style:name="P164" style:family="paragraph" style:parent-style-name="Text_20_body">
      <style:text-properties fo:font-weight="normal" officeooo:rsid="00641de8" officeooo:paragraph-rsid="00641de8" style:font-weight-asian="normal" style:font-weight-complex="normal"/>
    </style:style>
    <style:style style:name="P165" style:family="paragraph" style:parent-style-name="Text_20_body" style:list-style-name="L47">
      <style:text-properties fo:font-weight="bold" officeooo:rsid="00641de8" officeooo:paragraph-rsid="00641de8" style:font-weight-asian="bold" style:font-weight-complex="bold"/>
    </style:style>
    <style:style style:name="T1" style:family="text">
      <style:text-properties style:font-name="Liberation Mono" fo:font-size="10pt" style:font-name-asian="NSimSun" style:font-size-asian="10pt" style:font-name-complex="Liberation Mono" style:font-size-complex="10pt"/>
    </style:style>
    <style:style style:name="T2" style:family="text">
      <style:text-properties officeooo:rsid="0025c5b4"/>
    </style:style>
    <style:style style:name="T3" style:family="text">
      <style:text-properties officeooo:rsid="0047f955"/>
    </style:style>
    <style:style style:name="T4" style:family="text">
      <style:text-properties officeooo:rsid="0029019b"/>
    </style:style>
    <style:style style:name="T5" style:family="text">
      <style:text-properties fo:font-weight="bold" officeooo:rsid="001faac6" style:font-weight-asian="bold" style:font-weight-complex="bold"/>
    </style:style>
    <style:style style:name="T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7" style:family="text">
      <style:text-properties style:font-name="Liberation Mono" fo:font-size="10pt" fo:font-weight="normal" officeooo:rsid="0025c5b4" style:font-name-asian="NSimSun" style:font-size-asian="10pt" style:font-weight-asian="normal" style:font-name-complex="Liberation Mono" style:font-size-complex="10pt" style:font-weight-complex="normal"/>
    </style:style>
    <style:style style:name="T8" style:family="text">
      <style:text-properties fo:font-weight="bold" officeooo:rsid="00212324" style:font-weight-asian="bold" style:font-weight-complex="bold"/>
    </style:style>
    <style:style style:name="T9" style:family="text">
      <style:text-properties fo:font-weight="normal" officeooo:rsid="0023056b" style:font-weight-asian="normal" style:font-weight-complex="normal"/>
    </style:style>
    <style:style style:name="T10" style:family="text">
      <style:text-properties fo:font-weight="bold" officeooo:rsid="002448e7" style:font-weight-asian="bold" style:font-weight-complex="bold"/>
    </style:style>
    <style:style style:name="T11" style:family="text">
      <style:text-properties style:font-name="Liberation Mono" fo:font-size="10pt" officeooo:rsid="0025c5b4" style:font-name-asian="NSimSun" style:font-size-asian="10pt" style:font-name-complex="Liberation Mono" style:font-size-complex="10pt"/>
    </style:style>
    <style:style style:name="T12" style:family="text">
      <style:text-properties style:font-name="Liberation Mono" fo:font-size="10pt" fo:font-weight="bold" officeooo:rsid="002ae3c5" style:font-name-asian="NSimSun" style:font-size-asian="10pt" style:font-weight-asian="bold" style:font-name-complex="Liberation Mono" style:font-size-complex="10pt"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38cb8b"/>
    </style:style>
    <style:style style:name="T16" style:family="text">
      <style:text-properties fo:font-weight="normal" officeooo:rsid="0048fa70" style:font-weight-asian="normal" style:font-weight-complex="normal"/>
    </style:style>
    <style:style style:name="T17" style:family="text">
      <style:text-properties officeooo:rsid="004d4b30"/>
    </style:style>
    <style:style style:name="T18" style:family="text">
      <style:text-properties fo:font-weight="normal" officeooo:rsid="0052fca4" style:font-weight-asian="normal" style:font-weight-complex="normal"/>
    </style:style>
    <style:style style:name="T19" style:family="text">
      <style:text-properties officeooo:rsid="005bae5c"/>
    </style:style>
    <style:style style:name="T20" style:family="text">
      <style:text-properties officeooo:rsid="005c1dee"/>
    </style:style>
    <style:style style:name="T21" style:family="text">
      <style:text-properties officeooo:rsid="0062a1a6"/>
    </style:style>
    <style:style style:name="T22" style:family="text">
      <style:text-properties officeooo:rsid="005f0312"/>
    </style:style>
    <style:style style:name="T23" style:family="text">
      <style:text-properties officeooo:rsid="006078b8"/>
    </style:style>
    <style:style style:name="T24" style:family="text">
      <style:text-properties officeooo:rsid="0062772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 Vallot DungeonXplorer 1<text:line-break/><text:span text:style-name="T1">UNE AVENTURE AU VAL PERDU</text:span></text:p>
      <text:h text:style-name="P2" text:outline-level="2">Chapitre 1 : Introduction</text:h>
      <text:p text:style-name="P3">Le ciel est lourd ce soir sur le village du Val Perdu, dissimulé entre les montagnes. La petite taverne, dernier refuge avant l'immense forêt, est étrangement calme quand le bourgmestre s’approche de vous. Homme d’apparence usée par les années et les soucis, il vous adresse un regard désespéré. — Ma fille… elle a disparu dans la forêt. Personne n’a osé la chercher… sauf vous, peut-être ? On raconte qu’un sorcier vit dans un château en ruines, caché au cœur des bois. Depuis des mois, des jeunes filles disparaissent… J’ai besoin de vous pour la retrouver. Vous sentez le poids de la mission qui s’annonce, et un frisson parcourt votre échine. Bientôt, la forêt s’ouvre devant vous, sombre et menaçante. La quête commence.</text:p>
      <text:h text:style-name="P2" text:outline-level="2">Chapitre 2 : L’orée de la forêt</text:h>
      <text:p text:style-name="P3">Vous franchissez la lisière des arbres, la pénombre de la forêt avalant le sentier devant vous. Un vent froid glisse entre les troncs, et le bruissement des feuilles ressemble à un murmure menaçant. Deux chemins s’offrent à vous : l’un sinueux, bordé de vieux arbres noueux ; l’autre droit mais envahi par des ronces épaisses.</text:p>
      <text:list text:style-name="L1">
        <text:list-item>
          <text:p text:style-name="P4">Si vous empruntez le chemin sinueux, rendez-vous au chapitre 3.</text:p>
        </text:list-item>
        <text:list-item>
          <text:p text:style-name="P4">Si vous choisissez le sentier couvert de ronces, rendez-vous au chapitre 4.</text:p>
        </text:list-item>
      </text:list>
      <text:h text:style-name="P2" text:outline-level="2">Chapitre 3 : L’arbre aux corbeaux</text:h>
      <text:p text:style-name="P3">Votre choix vous mène devant un vieux chêne aux branches tordues, grouillant de corbeaux noirs qui vous observent en silence. À vos pieds, des traces de pas légers, probablement récents, mènent plus loin dans les bois. Soudain, un bruit de pas feutrés se fait entendre. Vous ressentez la présence d’un prédateur.</text:p>
      <text:list text:style-name="L2">
        <text:list-item>
          <text:p text:style-name="P5">Si vous choisissez de rester prudent, rendez-vous au chapitre 5.</text:p>
        </text:list-item>
        <text:list-item>
          <text:p text:style-name="P5">Si vous décidez d’ignorer les bruits et de poursuivre votre route, rendez-vous au chapitre 6.</text:p>
        </text:list-item>
      </text:list>
      <text:h text:style-name="P2" text:outline-level="2">Chapitre 4 : Le sanglier enragé</text:h>
      <text:p text:style-name="P3">En progressant, le calme de la forêt est soudain brisé par un grognement. Surgissant des buissons, un énorme sanglier, au pelage épais et aux yeux injectés de sang, se dirige vers vous. Sa rage est palpable, et il semble prêt à en découdre. Le voici qui décide brutalement de vous charger !</text:p>
      <text:list text:style-name="L3">
        <text:list-item>
          <text:p text:style-name="P6">Après avoir vaincu le sanglier, vous pourrez vous rendre au chapitre 8.</text:p>
        </text:list-item>
        <text:list-item>
          <text:p text:style-name="P6">Sinon, rendez-vous au chapitre 10.</text:p>
        </text:list-item>
      </text:list>
      <text:h text:style-name="P2" text:outline-level="2">Chapitre 5 : Rencontre avec le paysan</text:h>
      <text:p text:style-name="P3">Tandis que vous progressez, une voix humaine s’élève, interrompant le silence de la forêt. Vous tombez sur un vieux paysan, accroupi près de champignons aux couleurs vives. Il sursaute en vous voyant, puis se détend, vous souriant tristement. — Vous devriez faire attention, étranger, murmure-t-il. La nuit, des cris terrifiants retentissent depuis le cœur de la forêt… Des créatures rôdent.</text:p>
      <text:list text:style-name="L4">
        <text:list-item>
          <text:p text:style-name="P7">Après l’avoir écouté, vous pouvez continuer vers le chapitre 7.</text:p>
        </text:list-item>
      </text:list>
      <text:h text:style-name="P2" text:outline-level="2"><text:soft-page-break/>Chapitre 6 : Le loup noir</text:h>
      <text:p text:style-name="P3">À mesure que vous avancez, un bruissement attire votre attention. Une silhouette sombre se lance soudainement devant vous : un loup noir aux yeux perçants. Son poil est hérissé et sa gueule laisse entrevoir des crocs acérés. Vous sentez son regard fixé sur vous, prêt à bondir. Le combat est inévitable.</text:p>
      <text:list text:style-name="L5">
        <text:list-item>
          <text:p text:style-name="P8">Si vous survivez au loup, rendez-vous au chapitre 7.</text:p>
        </text:list-item>
        <text:list-item>
          <text:p text:style-name="P8">Si le loup vous terrasse, allez au chapitre 10.</text:p>
        </text:list-item>
      </text:list>
      <text:h text:style-name="P2" text:outline-level="2">Chapitre 7 : La clairière aux pierres anciennes</text:h>
      <text:p text:style-name="P3">Après votre rencontre, vous atteignez une clairière étrange, entourée de pierres dressées, comme un ancien autel oublié par le temps. Une légère brume rampe au sol, et les ombres des pierres semblent danser sous la lueur de la lune.</text:p>
      <text:list text:style-name="L6">
        <text:list-item>
          <text:p text:style-name="P9">Si vous décidez de prendre le sentier couvert de mousse, rendez-vous au chapitre 8.</text:p>
        </text:list-item>
        <text:list-item>
          <text:p text:style-name="P9">Si vous choisissez de suivre le chemin tortueux à travers les racines, allez au chapitre 9.</text:p>
        </text:list-item>
      </text:list>
      <text:h text:style-name="P2" text:outline-level="2">Chapitre 8 : Les murmures du ruisseau</text:h>
      <text:p text:style-name="P3">Essoufflé mais déterminé, vous arrivez près d’un petit ruisseau qui serpente au milieu des arbres. Le chant de l’eau vous apaise quelque peu, mais des murmures étranges semblent émaner de la rive. Vous apercevez des inscriptions anciennes gravées dans une pierre moussue.</text:p>
      <text:list text:style-name="L7">
        <text:list-item>
          <text:p text:style-name="P10">Si vous touchez la pierre gravée, allez au chapitre 11.</text:p>
        </text:list-item>
        <text:list-item>
          <text:p text:style-name="P10">Si vous ignorez cette curiosité et poursuivez votre route, allez au chapitre 9.</text:p>
        </text:list-item>
      </text:list>
      <text:h text:style-name="P2" text:outline-level="2">Chapitre 9 : Au pied du château</text:h>
      <text:p text:style-name="P3">La forêt se disperse enfin, et devant vous se dresse une colline escarpée. Au sommet, le château en ruines projette une ombre menaçante sous le clair de lune. Les murs effrités et les tours en partie effondrées ajoutent à la sinistre réputation du lieu. Vous sentez que la véritable aventure commence ici, et que l’influence du sorcier n’est peut-être pas qu’une légende…</text:p>
      <text:h text:style-name="P2" text:outline-level="2">Chapitre 10 : La lumière au bout du néant</text:h>
      <text:p text:style-name="P3">Le monde se dérobe sous vos pieds, et une obscurité profonde vous enveloppe, glaciale et insondable. Vous ne sentez plus le poids de votre équipement, ni la morsure de la douleur. Juste un vide infini, vous aspirant lentement dans les ténèbres. Alors que vous perdez toute notion du temps, une lueur douce apparaît au loin, vacillante comme une flamme fragile dans l’obscurité. Au fur et à mesure que vous approchez, vous entendez une voix, faible mais bienveillante, qui murmure des mots oubliés, anciens. — Brave âme, ton chemin n’est pas achevé… À ceux qui échouent, une seconde chance est accordée. Mais les caprices du destin exigent un sacrifice. La lumière s’intensifie, et vous sentez vos forces revenir, mais vos poches sont vides, votre sac allégé de tout trésor. Votre équipement, vos armes, tout a disparu, laissant place à une sensation de vulnérabilité. Lorsque la lumière vous enveloppe, vous ouvrez de nouveau les yeux, retrouvant la terre ferme sous vos pieds. Vous êtes de retour, sans autre possession que votre volonté de reprendre cette quête. Mais cette fois-ci, peut-être saurez-vous éviter les pièges fatals qui vous ont mené à votre perte.</text:p>
      <text:list text:style-name="L8">
        <text:list-item>
          <text:p text:style-name="P11"><text:soft-page-break/>Si vous souhaitez reprendre l’aventure depuis le début, rendez-vous de nouveau au chapitre 1.</text:p>
        </text:list-item>
      </text:list>
      <text:h text:style-name="P2" text:outline-level="2">Chapitre 11 : La curiosité tua le chat</text:h>
      <text:p text:style-name="P3">Qu’avez-vous fait, malheureux ! Rendez-vous sans perdre de temps au chapitre 10.</text:p>
      <text:p text:style-name="P12"><text:line-break/><text:line-break/><text:span text:style-name="T1">Partie 2 : L’escalade du château</text:span></text:p>
      <text:h text:style-name="P2" text:outline-level="2">Chapitre 1<text:span text:style-name="T2">2</text:span></text:h>
      <text:p text:style-name="P3">Après de longues heures de marche, vous voilà enfin arrivé au pied du château, en plein cœur de la forêt sombre et repoussante. Vous sentez que ce château cache de sombres secrets que vous ne devriez pas connaître pour votre propre bien. Autour de vous, le crépuscule commence à tomber, le ciel se teinte d’un orange menaçant. Vous voyez, à côté du portail du château, un cabanon. Il est fait d’un bois brun usé par l’âge mais semble calme et capable de vous protéger pour une nuit, peut-être. De l’autre côté du portail se trouve le jardin du château. Ce dernier semble entretenu et même certains buissons sont taillés en forme humaine, des silhouettes féminines ressemblant aux femmes disparues.</text:p>
      <text:list text:style-name="L9">
        <text:list-item>
          <text:p text:style-name="P13">Si vous souhaitez vous avancer vers le cabanon, rendez-vous au chapitre <text:span text:style-name="T2">13</text:span> de la partie 2.</text:p>
        </text:list-item>
        <text:list-item>
          <text:p text:style-name="P13">Si vous ne souhaitez pas prendre de pause et avancer vers le portail du château, rendez-vous au chapitre <text:span text:style-name="T2">14</text:span> de la partie 2.</text:p>
        </text:list-item>
      </text:list>
      <text:h text:style-name="P2" text:outline-level="2">Chapitre <text:span text:style-name="T2">13</text:span></text:h>
      <text:p text:style-name="P3">En vous rapprochant du cabanon, vous remarquez de la lumière jaillissant de la petite fenêtre sur le côté. Mais mise à part cette lumière, aucun autre indice n’indique la présence d’une personne habitant dans ce cabanon lugubre. Vous voyez cependant que la porte est légèrement entrouverte et que le sol au pied de la porte semble être régulièrement retourné par le passage de quelque chose.</text:p>
      <text:list text:style-name="L10">
        <text:list-item>
          <text:p text:style-name="P14">Si vous souhaitez entrer à l’intérieur du cabanon, allez au chapitre <text:span text:style-name="T2">15</text:span> de la partie 2.</text:p>
        </text:list-item>
        <text:list-item>
          <text:p text:style-name="P14">Si vous souhaitez attendre à l’extérieur, allez au chapitre <text:span text:style-name="T2">16</text:span> de la partie 2.</text:p>
        </text:list-item>
      </text:list>
      <text:h text:style-name="P2" text:outline-level="2">Chapitre <text:span text:style-name="T2">14</text:span></text:h>
      <text:p text:style-name="P3">Vous vous avancez vers le portail en fer forgé qui vous semble aussi coûteux que tout votre équipement réuni. Vous attrapez la poignée et la baissez sans crainte, confiant en votre capacité à vous battre et à gagner pour sauver la femme disparue. Alors que votre pied se pose sur la terre entretenue du jardin, vous entendez un bruit de cloche prévenant l’intégralité du château de votre présence, sans savoir pourquoi ni comment ce piège s’est déclenché. Cependant, alors que tout le château sait que vous êtes présent sur cette terre… rien. Juste des bruits d’oiseaux et le vent qui fait grincer les branches. Mais alors que vous levez la tête, car vous vous sentez observé, vous remarquez que le soleil couchant a disparu pour devenir une lune claire et menaçante.</text:p>
      <text:list text:style-name="L11">
        <text:list-item>
          <text:p text:style-name="P15">Si vous souhaitez continuer à vous enfoncer dans le jardin, rendez-vous au chapitre <text:span text:style-name="T2">17</text:span>.</text:p>
        </text:list-item>
        <text:list-item>
          <text:p text:style-name="P15">Si vous souhaitez revenir en arrière, rendez-vous au chapitre <text:span text:style-name="T3">18</text:span>.</text:p>
        </text:list-item>
      </text:list>
      <text:h text:style-name="P2" text:outline-level="2"><text:soft-page-break/>Chapitre <text:span text:style-name="T2">15</text:span></text:h>
      <text:p text:style-name="P3">En entrant à l’intérieur du cabanon, vous ressentez la chaleur de l’endroit, chauffé par quelques bougies déjà à moitié fondues. L’odeur de cire et de cuir est forte mais malgré tout, l’endroit est rassurant. Vous profitez de l’abri pour vous préparer à manger et vous reposer. Le lit semble vous appeler à le rejoindre pour une bonne nuit de sommeil bien méritée après cette route épuisante.</text:p>
      <text:list text:style-name="L12">
        <text:list-item>
          <text:p text:style-name="P16">Si vous souhaitez vous allonger et vous endormir, rendez-vous au chapitre <text:span text:style-name="T2">19</text:span>.</text:p>
        </text:list-item>
        <text:list-item>
          <text:p text:style-name="P16">Si vous souhaitez sortir après cette pause, rendez-vous au chapitre <text:span text:style-name="T2">20</text:span>.</text:p>
        </text:list-item>
      </text:list>
      <text:h text:style-name="P2" text:outline-level="2">Chapitre <text:span text:style-name="T2">16</text:span></text:h>
      <text:p text:style-name="P3">Après une heure à l’extérieur, vous créez une pause bien méritée. Alors que vous commencez à vous lever pour partir explorer le jardin, vous croisez sur votre chemin un gobelin. Il semble suivre votre chemin mais dans le sens inverse. Le gobelin vous regarde alors, surpris de voir un humain ici. « Mais… que faites-vous ici ? Le château n’a pas redemandé de servant depuis la dernière arrivée ici. Vous avez une demande à faire <text:span text:style-name="T4">à </text:span>monsieur ? »</text:p>
      <text:list text:style-name="L13">
        <text:list-item>
          <text:p text:style-name="P17">Si vous ne souhaitez pas écouter le gobelin et l’attaquer, rendez-vous au chapitre <text:span text:style-name="T2">21</text:span>.</text:p>
        </text:list-item>
        <text:list-item>
          <text:p text:style-name="P17">Si vous souhaitez discuter avec le gobelin, rendez-vous au chapitre <text:span text:style-name="T2">22</text:span>.</text:p>
        </text:list-item>
      </text:list>
      <text:p text:style-name="P18">Chapitre <text:span text:style-name="T2">17</text:span></text:p>
      <text:p text:style-name="P18"/>
      <text:p text:style-name="P12"><text:span text:style-name="T5"><text:tab/></text:span>En vous avançant dans les immenses jardins du château, vous avez l’impression de tourner en rond, d’être bloqué dans un labyrinthe de buissons et d’herbes. Votre seul point de repère est une étrange statue de marbre dont les yeux pleurent une moisissure noire. Vous avez énormément de mal à soutenir son regard : elle vous impose une drôle de pression, comme si elle vous menaçait… Incapable de maintenir vos yeux fixés sur elle, vous observez la forme globale de la statue. C’est une figure féminine tenant une claymore, dont la lame posée au sol semble bien trop réelle. Curieux, vous vous approchez pour examiner la lame et en comprendre les détails. « Peut-être que cette statue est la clé pour sortir de cet endroit ? » vous chuchotez, intrigué. Mais au moment où vous vous penchez vers la lame, un rire retentit et vous voyez l’arme se soulever légèrement du sol, avant de passer au-dessus de vous… Votre instinct de survie vous fait reculer brusquement. Vous sautez en arrière et comprenez alors : cette statue est l’entité qui vous maintient piégé à l’intérieur de la tour. <text:line-break/> </text:p>
      <text:list text:style-name="L14">
        <text:list-item>
          <text:p text:style-name="P19"><text:span text:style-name="Strong_20_Emphasis"><text:span text:style-name="T6">Si vous survivez au combat avec la statue, rendez-vous au chapitre </text:span></text:span><text:span text:style-name="Strong_20_Emphasis"><text:span text:style-name="T7">23</text:span></text:span><text:span text:style-name="Strong_20_Emphasis"><text:span text:style-name="T6">.</text:span></text:span></text:p>
        </text:list-item>
        <text:list-item>
          <text:p text:style-name="P19"><text:span text:style-name="Strong_20_Emphasis"><text:span text:style-name="T6">Si vous perdez le combat, rendez-vous au chapitre </text:span></text:span><text:span text:style-name="Strong_20_Emphasis"><text:span text:style-name="T7">24</text:span></text:span><text:span text:style-name="Strong_20_Emphasis"><text:span text:style-name="T6">.</text:span></text:span><text:line-break/></text:p>
        </text:list-item>
      </text:list>
      <text:p text:style-name="P20">Chapitre <text:span text:style-name="T2">18</text:span></text:p>
      <text:p text:style-name="P20"/>
      <text:p text:style-name="P21"><text:span text:style-name="T8"><text:tab/></text:span>En voyant l’environnement autour de vous changer pour devenir la définition parfaite du mot « Enfer », vous retournez sur vos pas. Vous marchez 100 mètres pour sortir du jardin, puis 200 mètres pour vous éloigner assez loin du château. Ensuite, 100 km pour rejoindre votre village natal et devenir un fermier cultivateur de pommes de terre. Vous vivrez votre vie tout à fait normalement : vous aurez 2 femmes, car la première mourra de la grippe, et 15 enfants. Parmi eux, 5 finiront mangés par des bêtes sauvages à cause de votre peur de leur apprendre à se battre, et vous <text:soft-page-break/>ne verrez pas les 10 autres grandir, car vous mourrez d’une maladie pulmonaire quelconque : une mort bien lambda pour celui qui aurait dû être un héros.</text:p>
      <text:p text:style-name="P22"/>
      <text:list text:style-name="L15">
        <text:list-item>
          <text:p text:style-name="P23">Si cette vie ne vous convient pas, retournez au chapitre 1<text:span text:style-name="T2">2</text:span>.</text:p>
        </text:list-item>
      </text:list>
      <text:p text:style-name="P22"/>
      <text:p text:style-name="P24">Chapitre <text:span text:style-name="T2">19</text:span></text:p>
      <text:p text:style-name="P25"/>
      <text:p text:style-name="P26"><text:span text:style-name="T9"><text:tab/></text:span>En vous allongeant bien au chaud dans ce lit qui n’est pas le vôtre, vous vous bercez doucement dans la chaleur des draps et du cabanon. Vos yeux se ferment, votre visage se relâche et vous tombez dans les bras de Morphée… malheureusement Morphée vous fera sien sans vous demander votre avis. L’habitant de ce cabanon est rentré chez lui pendant votre sommeil, et en vous voyant, il a paniqué et suivi les indications de son maître. Il a attrapé sa dague et l’a plantée profondément à l’intérieur de votre corps jusqu’à ce qu’une petite giclée de sang jaillisse de votre blessure. Puis cela fait. Il vous a jeté aux cochons. Vous avez fait un excellent repas pour ces derniers. <text:span text:style-name="T9"><text:s/></text:span></text:p>
      <text:p text:style-name="P25"/>
      <text:list text:style-name="L16">
        <text:list-item>
          <text:p text:style-name="P27">Si le fait de ne pas avoir été cuit à point ne vous convient pas, vous pouvez retourner au chapitre 1<text:span text:style-name="T2">2.</text:span> </text:p>
        </text:list-item>
      </text:list>
      <text:p text:style-name="P25"/>
      <text:p text:style-name="P28">Chapitre <text:span text:style-name="T2">20</text:span></text:p>
      <text:p text:style-name="P28"/>
      <text:p text:style-name="P29"><text:span text:style-name="T10"><text:tab/></text:span>Après ce bon repas, et cette bonne pause, vous sortez du cabanon, ne vous laissant pas tenter par ce lit à l’apparence si agréable. Alors que vous ouvrez la porte, vous sentez la porte se cogner contre quelque chose puis entendez : « Aïe ! Pourquoi cette maudite porte s’est ouverte ! ». Vous comprenez que ce contre quoi la porte a cogné est un être vivant, et certainement l’habitant de ce cabanon ! Alors vous sortez et remarquez que cette personne est un gobelin ! Un gobelin qui connaît votre langue ! « Mais ! Que faites-vous chez moi ! Personne n’est autorisé à rentrer chez moi sans ma permission ! Et encore moins un humain ! ». Il semble énervé, mais pour autant il n’a pas l’air agressif, peut-être pourriez-vous discuter avec lui ! « Quoi ? Vous venez d’un village de l’autre côté de la forêt ? Mais, Maître n’a pas demandé de servante depuis que la dernière humaine est arrivée... » </text:p>
      <text:p text:style-name="P30"/>
      <text:list text:style-name="L17">
        <text:list-item>
          <text:p text:style-name="P31"><text:span text:style-name="T1">Si vous ne souhaitez pas écouter le gobelin et l’attaquer, rendez-vous au chapitre </text:span><text:span text:style-name="T11">21.</text:span></text:p>
        </text:list-item>
        <text:list-item>
          <text:p text:style-name="P32">Si vous souhaitez discuter avec le gobelin, rendez-vous au chapitre <text:span text:style-name="T2">22.</text:span></text:p>
        </text:list-item>
      </text:list>
      <text:p text:style-name="P33"/>
      <text:p text:style-name="P34">Chapitre 21</text:p>
      <text:p text:style-name="P34"/>
      <text:p text:style-name="P35"><text:soft-page-break/><text:span text:style-name="T12"><text:tab/></text:span>En entendant le gobelin parler et geindre, vos oreilles se mettent à siffler. Il vous énerve, alors sans avoir la moindre hésitation vous sortez votre arme et essayez de lui asséner le premier coup. </text:p>
      <text:p text:style-name="P35"/>
      <text:list text:style-name="L18">
        <text:list-item>
          <text:p text:style-name="P36">Si vous gagner votre combat contre le gobelin, rendez-vous au chapitre 25.</text:p>
        </text:list-item>
        <text:list-item>
          <text:p text:style-name="P36">Si vous perdez votre combat contre le gobelin, rendez-vous au chapitre 26.</text:p>
        </text:list-item>
      </text:list>
      <text:p text:style-name="P37"/>
      <text:p text:style-name="P38">Chapitre 22</text:p>
      <text:p text:style-name="P39"/>
      <text:p text:style-name="P40">« Votre maître, celui que vous appelez monsieur, je peux demander à le voir ? J’aimerais lui poser des questions sur son marché pour récupérer des servantes... », le gobelin, surpris de votre passivité et de votre capacité à maîtriser la langue, écarquille les yeux et lâche le manche de sa dague. « Oh oui, bien sûr ! Laissez-moi vous guider à travers le jardin ! Je vais vous emmener vers l’entrée du château, je ne pourrai malheureusement pas entrer, monsieur refuse les gobelins à l’intérieur de leur château. » Le gobelin bienveillant avance vers vous et vous guide alors à l’intérieur du château. Vous le voyez sonner 4 fois une cloche puis entrer dans le jardin, vous faisant signe de l’imiter. Alors vous l’imitez : en sonnant cette cloche, vous pouvez rentrer en toute sécurité à l’intérieur de cet immense jardin. Le gobelin vous explique que c’est lui qui taille et entretient le jardin, et qu’il est vraiment fier de son travail. Une fois ce trajet fait, il vous ouvre la porte du château et la ferme derrière vous. « Bonne chance avec monsieur ! ». En vous tournant vers l’immense couloir qui suit l’entrée, vous comprenez l’immensité du trajet qu’il vous reste à faire. Alors, une main sur la prise de votre arme, vous avancez dans ce couloir sombre. Après 2 minutes de marche, vous entendez un chantonnement derrière l’une des portes à votre gauche : c’est une voix visiblement féminine.</text:p>
      <text:list text:style-name="L19">
        <text:list-item>
          <text:p text:style-name="P41">Si vous souhaitez entrer dans la pièce au chantonnement, alors rendez-vous au chapitre 27.</text:p>
        </text:list-item>
        <text:list-item>
          <text:p text:style-name="P41">Si vous souhaitez avancer dans le château, rendez-vous au chapitre 28</text:p>
        </text:list-item>
      </text:list>
      <text:p text:style-name="P40"/>
      <text:p text:style-name="P42"><text:span text:style-name="T13">Chapitre 23<text:line-break/><text:line-break/><text:tab/></text:span>Après une heure à frapper la roche qui forme le corps de la statue, vos attaques parviennent enfin à fissurer le marbre. Une ouverture assez large se dessine, offrant la possibilité d’achever cet ennemi digne du gardien des portes de l’enfer. La statue lève sa claymore, la porte au niveau de son épaule, laissant son flanc gauche exposé. Sans hésiter, vous vous élancez, abandonnant vos armes lourdes et peu pratiques pour saisir la dague à votre taille. Porté par l’élan et l’adrénaline de ce combat interminable, vous réussissez à la frapper d’un coup surhumain. La lame transperce la roche et atteint le noyau de la statue.</text:p>
      <text:p text:style-name="P43">Un cri féminin, déchirant et torturé, s’élève de la créature, suivi de pleurs et de supplications. Avant de s’effondrer en morceaux à vos pieds, elle murmure : « À l’enfer ceux qui m’ont torturée, et à l’enfer celui qui m’a vendue. »</text:p>
      <text:p text:style-name="P43">Vous ramassez vos armes, pris de nausées à cause de l’effort et de l’odeur abominable de moisissure qui s’échappe de la statue en lambeaux. Désespéré mais toujours brave, vous vous <text:soft-page-break/>remémorez votre mission et avancez vers la porte du château, qui vous paraît plus menaçante encore que le jugement dernier.</text:p>
      <text:list text:style-name="L20">
        <text:list-item>
          <text:p text:style-name="P44">Rendez-vous au chapitre 29</text:p>
        </text:list-item>
      </text:list>
      <text:p text:style-name="P45"/>
      <text:p text:style-name="P46">Chapitre 24 </text:p>
      <text:p text:style-name="P45"/>
      <text:p text:style-name="P47"><text:span text:style-name="T14"><text:tab/></text:span>Après une heure de lutte semblable à la tentative de survie d’un animal face à son prédateur, vous parvenez enfin à fissurer le marbre gris de la statue. Alors, un espoir naît, faisant bouillonner votre corps d’adrénaline et de bravoure. Vous, l’être humain, êtes capable de détruire votre adversaire. Vous sentez vos veines s’élargir pour laisser passer davantage de sang, votre cœur battre à mille à l’heure, vos poumons se gonfler de l’air froid de la nuit, et votre vision se concentrer sur les mouvements de l’arme de votre ennemi.</text:p>
      <text:p text:style-name="P48">La statue se redresse, lève sa claymore jusqu’à son épaule, la pointe dirigée vers vous. Instinctivement, vos yeux repèrent une ouverture sur son flanc droit, et vous courez vers cet espoir, vous jetant dessus, armes en main. Mais… en levant les yeux un instant vers son visage, celui qui devrait être empli de désespoir, vous y voyez un immense sourire se former. Alors vous comprenez… Vous comprenez que l’ennemi vous a dupé.</text:p>
      <text:p text:style-name="P48">D’un léger mouvement de hanche, elle vous laisse l’atteindre de manière superficielle. Tandis que vous reprenez vos esprits, votre vision se trouble, vos yeux s’injectent de sang, et le monde se teinte d’un filtre rouge. La statue vous assène un violent crochet du droit sur le crâne. Incapable de bouger, vous tombez à genoux, tandis que la claymore d’argent se lève, transperce ce qui vous semble être le ciel, puis s’abat sur votre gorge</text:p>
      <text:p text:style-name="P45"/>
      <text:p text:style-name="P45"/>
      <text:list text:style-name="L21">
        <text:list-item>
          <text:p text:style-name="P49">Vous êtes mort. Si vous souhaitez remettre en questions le destin. Rendez-vous au chapitre 12.</text:p>
        </text:list-item>
      </text:list>
      <text:p text:style-name="P50"/>
      <text:p text:style-name="P51">Chapitre 25</text:p>
      <text:p text:style-name="P51"/>
      <text:p text:style-name="P52"><text:span text:style-name="T13"><text:tab/></text:span>Le gobelin, épuisé par l’effort du combat, trébuche et s’effondre au sol. Son visage se relève vers vous, ses yeux brillants d’un éclat qui ressemble au désespoir. Vous le sentez… ce plaisir, ce plaisir primal de la chasse. Celui qu’un prédateur ressent face à une proie faible et impuissante, une proie à sa merci, une proie qui vous regarde avec ce même désespoir que ce gobelin. Alors vous souriez, sentant ce frisson de la chasse parcourir votre corps. D’un simple coup porté au milieu de son crâne, vous l’achevez. Le frisson disparaît aussitôt, laissant derrière lui un vide qui ne demande qu’à être comblé.</text:p>
      <text:p text:style-name="P53">Après un long soupir pour reprendre vos esprits, vous décidez d’ouvrir sa sacoche afin de découvrir ce qu’elle contient. À l’intérieur, vous trouvez trois objets : une carte du château, une bague et une bourse de piécettes. Vous emportez la bourse et la carte, laissant derrière vous cette bague gravée <text:soft-page-break/>d’un nom inconnu dans la sacoche du cadavre.</text:p>
      <text:p text:style-name="P53">Vous analysez alors plus en détail cette carte jaunie par le temps. Vous y découvrez plusieurs indications : la première révèle que l’accès au jardin nécessite un mot de passe pour y entrer en toute sécurité. La seconde précise que le château possède deux autres entrées : les donjons, accessibles depuis l’arrière, et la tour, dont l’une des portes mène directement à l’extérieur.</text:p>
      <text:p text:style-name="P50"/>
      <text:p text:style-name="P50"/>
      <text:list text:style-name="L22">
        <text:list-item>
          <text:p text:style-name="P54">Si vous souhaitez vous rendre au donjon, rendez-vous au chapitre 30.</text:p>
        </text:list-item>
        <text:list-item>
          <text:p text:style-name="P54">Si vous souhaitez vous rendre a la tour, rendez-vous au chapitre 31.</text:p>
        </text:list-item>
      </text:list>
      <text:p text:style-name="P55"/>
      <text:p text:style-name="P56">Chapitre 26</text:p>
      <text:p text:style-name="P57"><text:s/></text:p>
      <text:p text:style-name="P58"><text:span text:style-name="T14"><text:tab/></text:span>Le gobelin, grâce à sa petite taille et à son agilité, parvient à se jeter sur vous. Pris de panique, vous utilisez tous les moyens à votre disposition pour le faire descendre de vos vêtements. Malheureusement, il réussit à planter sa première dague dans votre cuisse, ce qui lui permet de rester accroché malgré toutes vos tentatives. Lorsqu’il aperçoit une nouvelle opportunité, il enfonce sa seconde dague dans votre flanc gauche. Vous hurlez de douleur, sentant votre heure approcher bien plus vite que vous ne l’auriez voulu.</text:p>
      <text:p text:style-name="P59">Pendant votre cri, le gobelin retire sa première dague de votre cuisse, un jet de sang suivant la lame. Cette overdose de douleur vous prive de votre voix, incapable d’encaisser un flot d’informations trop brutal et trop élevé. Votre genou droit se plie, vous faisant tomber au sol, vos yeux s’alignant avec ceux du gobelin, rouges d’adrénaline.</text:p>
      <text:p text:style-name="P59">Alors, vous sentez la lame froide et sale pénétrer votre corps, transpercer la chair qui protège votre cœur avant de s’enfoncer profondément dans cette pompe qui vous maintient en vie. Vos yeux restent ouverts mais perdent lentement la capacité de voir. Vous laissez échapper un soupir cruellement silencieux avant de vous effondrer en arrière, sans vie.</text:p>
      <text:p text:style-name="P60"/>
      <text:p text:style-name="P60"/>
      <text:list text:style-name="L23">
        <text:list-item>
          <text:p text:style-name="P61"><text:span text:style-name="T15">Vous êtes mort. Si vous souhaitez défier votre destin, rendez-vous au chapitre 12. </text:span><text:line-break/><text:line-break/></text:p>
        </text:list-item>
      </text:list>
      <text:p text:style-name="P62">Chapitre 27</text:p>
      <text:p text:style-name="P62"/>
      <text:p text:style-name="P63"><text:span text:style-name="T16"><text:tab/></text:span>Curieux, vous vous approchez de la porte derrière laquelle le chantonnement résonne. La voix féminine qui chante s'amenuise de plus en plus, jusqu'à disparaître lentement, et vous vous retrouvez devant cette porte, à attendre avec espoir que quelque chose se passe. Alors que vous êtes sur le point de reculer, vous entendez un grincement de porte. Lentement, vous vous tournez pour faire face à ce bruit. Vous découvrez alors une jeune femme, une queue rouge et une corne au <text:soft-page-break/>milieu du crâne ; elle ne semble pas beaucoup plus grande, environ 1,65 m, et vous regarde la bouche légèrement entrouverte… Pendant quelques secondes, vous vous regardez dans un silence presque rassurant. « V… Vous êtes un invité du monsieur ? La statue ne nous a pas prévenues de l'arrivée de quelqu'un… », vous dit‑elle d'une voix tendre et presque douce, mais dont vous percevez le côté forcé, comme si elle avait peur de vous parler. Après ces mots, vous regardez la tenue de la femme. Elle est vêtue d'un uniforme de soubrette et porte des couverts ; visiblement, vous en comptez suffisamment pour cinq personnes. « Un gobelin m'a guidée jusqu'ici mais ne m'a pas indiqué le chemin jusqu'au propriétaire des lieux. » répondez‑vous alors, presque froidement. « Oh, je vois, Henry vous a accompagné, c'est pour ça que je n'ai pas été prévenue… Mais cela explique le couvert supplémentaire demandé par Monsieur… Accompagnez‑moi jusqu'à la salle à manger, s'il vous plaît. Ne me perdez pas des yeux. Surtout pas. » Alors vous deux marchez dans les longs couloirs ornés de miroirs et de tableaux d'un homme, un homme sans visage… sur chaque peinture, le visage n'est pas dessiné. </text:p>
      <text:p text:style-name="P64"/>
      <text:list text:style-name="L24">
        <text:list-item>
          <text:p text:style-name="P65">Souhaitez-vous regarder plus précisément un tableau ? Rendez-vous chapitre 32</text:p>
        </text:list-item>
        <text:list-item>
          <text:p text:style-name="P65">Souhaitez-vous suivre simplement la femme sans la perdre du regard ? Rendez-vous chapitre 33.</text:p>
        </text:list-item>
      </text:list>
      <text:p text:style-name="P66"/>
      <text:p text:style-name="P67">Chapitre 28</text:p>
      <text:p text:style-name="P68"/>
      <text:p text:style-name="P69"><text:span text:style-name="T14"><text:tab/></text:span>Vous ignorez alors la chanson que vous entendez résonner dans le couloir. Vous marchez dans les longs couloirs d’un château triste et peu éclairé, puis montez des escaliers en vous disant que, de toute façon, vous ferez soit le tour du château, soit vous trouverez une autre sortie… Malheureusement, quand vous finissez de monter l’escalier, vous êtes à nouveau dans le même couloir qu’avant de monter. Pour vous rassurer en vous disant que vous avez dû halluciner, vous remontez l’escalier. Sauf qu’à nouveau, le même couloir. Alors, paniqué, vous ouvrez une porte dans le couloir et vous vous retrouvez encore une fois dans ce même couloir, encore et encore. Vous essayez toutes les portes, toutes les issues potentielles, même les fenêtres, mais rien n’y fait… Vous restez dans ce couloir.</text:p>
      <text:p text:style-name="P70">Après ce qui vous semble être une éternité, vous entendez le bruit de talons en bois frappant le sol avec force. Ce n’est pas le bruit qu’un talon fin pourrait faire ; c’est un talon large et certainement épais, comme ceux de bottes ou de souliers haut de gamme. « Eh bien… voilà un étranger qui fait du bruit. Qu’est‑ce qui vous effraie autant, l’idée d’être bloqué dans une boucle infinie ? Ou de savoir que vous auriez pu éviter cette situation en parlant avec une inconnue… La pauvre Flora a eu beau suivre les ordres que je lui ai donnés, vous avez tout de même refusé d’être un peu plus patient. »</text:p>
      <text:p text:style-name="P70">Alors qu’une voix, sautant du grave à l’aigu par moments, se rapproche, vous voyez une silhouette féminine apparaître dans votre champ de vision en descendant les escaliers. « Regarde‑toi… Tu n’es qu’un animal paniqué devant quelque chose qu’il ne comprend pas. » Puis une silhouette masculine apparaît au bout du couloir, entrant par la gauche. Les deux s’approchent de vous et, alors qu’elles arrivent toutes deux à distance équivalente, vous voyez ces deux silhouettes fusionner pour ne devenir qu’une. « As‑tu peur ? »</text:p>
      <text:p text:style-name="P68"><text:soft-page-break/></text:p>
      <text:p text:style-name="P68"/>
      <text:list text:style-name="L25">
        <text:list-item>
          <text:p text:style-name="P71">Souhaitez-vous répondre oui ? Rendez-vous chapitre 34</text:p>
        </text:list-item>
        <text:list-item>
          <text:p text:style-name="P71">Souhaitez-vous répondre non ? Rendez-vous chapitre 35</text:p>
        </text:list-item>
      </text:list>
      <text:p text:style-name="P72"/>
      <text:p text:style-name="P72"/>
      <text:p text:style-name="P73">Chapitre 29</text:p>
      <text:p text:style-name="P73"/>
      <text:p text:style-name="P74"><text:span text:style-name="T13"><text:tab/></text:span><text:span text:style-name="T17">Malgré la fatigue et les blessures, vous réussissez tout de même à atteindre la porte du manoir. Voulant mettre fin à cette histoire qui semble déjà vous avoir coûté énormément, vous poussez la porte et entrez à l’intérieur.</text:span></text:p>
      <text:p text:style-name="P75">À l’intérieur du manoir, vous entendez des applaudissements, suivis d’un rire glaçant — non pas parce qu’il est effrayant, mais parce qu’il est parfaitement neutre, comme s’il était impossible de savoir s’il appartient à un être vivant ou non.</text:p>
      <text:p text:style-name="P75">« C’était un magnifique spectacle ! Vous devriez revenir jouer ici de temps en temps ! »</text:p>
      <text:p text:style-name="P75">… Cette phrase fait bouillir votre sang. Comment ça, <text:span text:style-name="Emphasis">un spectacle</text:span> ? Vous avez failli mourir dans ce combat que l’inconnu appelle un « spectacle ».</text:p>
      <text:p text:style-name="P75">« Comment osez-vous prendre ça pour un spectacle ! Vous m’avez regardé lutter pour ma survie comme si ce n’était qu’un simple jeu stupide, du genre qu’on verrait dans la cour du château du roi ! »</text:p>
      <text:p text:style-name="P75">Votre regard s’enflamme, et vous trouvez suffisamment de force pour vous tenir droit, prêt à répliquer en cas d’attaque.</text:p>
      <text:p text:style-name="P75">« Et quelle est la différence ? Tu te bats pour quelque chose que tu ne comprends même pas, parce qu’on te promet or et célébrité si tu suis la demande d’un client dont tu ne connais même pas le nom… Tu as tué tout ce qui te barrait la route sans même te soucier de la nature de ce que tu affrontais… »</text:p>
      <text:p text:style-name="P75">Vos nerfs s’enflamment face aux propos tenus par la personne qui vous fait face. Vous êtes du bon côté, quoi qu’il en dise. Vous êtes venu sauver une âme innocente. Vous devez remplir votre mission.</text:p>
      <text:p text:style-name="P75">Alors, arme à la main, vous avancez vers votre opposant — celui qui remet en question vos agissements.</text:p>
      <text:list text:style-name="L26">
        <text:list-item>
          <text:p text:style-name="P76"><text:span text:style-name="Strong_20_Emphasis">Si vous gagnez votre duel contre le duc</text:span>, rendez-vous au chapitre 36.</text:p>
        </text:list-item>
        <text:list-item>
          <text:p text:style-name="P76"><text:span text:style-name="Strong_20_Emphasis">Si vous perdez votre duel contre le duc</text:span>, rendez-vous au chapitre 37.</text:p>
        </text:list-item>
      </text:list>
      <text:p text:style-name="P77"/>
      <text:p text:style-name="P78">Chapitre 30 : </text:p>
      <text:p text:style-name="P79"/>
      <text:p text:style-name="P80"><text:tab/>En arrivant devant la porte du donjon, vous découvrez un battant taillé dans un bois lourd et épais. Pour l’ouvrir, vous êtes obligé d’y consacrer une grande partie de votre force. Vos bras brûlent sous l’effort. Minute après minute, vous poussez… jusqu’à ce que la porte cède enfin.</text:p>
      <text:p text:style-name="P81">Elle s’ouvre entièrement.</text:p>
      <text:p text:style-name="P81">À peine avez-vous franchi le seuil que le battant grince puis se referme violemment derrière vous. Le bruit résonne dans la pierre, brutal, sans équivoque.<text:line-break/>Un avertissement clair : <text:span text:style-name="Strong_20_Emphasis">vous êtes en danger</text:span>.</text:p>
      <text:p text:style-name="P81">Vous avancez dans ce donjon ancien, l’air chargé de poussière. Les murs sont couverts de marques de griffures et de traînées sombres — du sang séché depuis longtemps, ou peut-être pas tant que ça.</text:p>
      <text:p text:style-name="P81">Au bout du passage, une dernière porte vous bloque l’accès à l’intérieur du château. Elle s’ouvre lentement devant vous.</text:p>
      <text:p text:style-name="P81">Une silhouette apparaît.</text:p>
      <text:p text:style-name="P81">Des courbes androgynes, une posture assurée. Son regard se pose sur vous avec un mépris glacial.</text:p>
      <text:p text:style-name="P81">« Quand on s’invite chez quelqu’un, on fait au moins l’effort de passer par la porte d’entrée, mal élevé. »</text:p>
      <text:p text:style-name="P81">Son regard ne laisse aucun doute quant à votre sort : ce sera violent. Peut-être même tragique.</text:p>
      <text:p text:style-name="P81">Par réflexe, vous saisissez votre arme, prêt à combattre cette personne dont l’hostilité est évidente.<text:line-break/>Mais une autre sensation s’insinue en vous…<text:line-break/>Ce frisson.<text:line-break/>Cette idée malsaine de sentir une nouvelle vie s’éteindre sous vos coups.</text:p>
      <text:p text:style-name="P81">Votre sang bout.</text:p>
      <text:p text:style-name="P81">« Oh ? Donc, en plus de t’inviter chez moi, tu me menaces ? Très bien. Je ne vais même pas faire l’effort de me retenir, alors. »</text:p>
      <text:p text:style-name="P81">La silhouette se met en position.</text:p>
      <text:p text:style-name="P81">Quelque chose change.</text:p>
      <text:p text:style-name="P81">Sa peau pâlit. Ses doigts s’allongent, se terminant par des griffes fines et tranchantes comme des couteaux.</text:p>
      <text:p text:style-name="P81">Vous le sentez.<text:line-break/>Il n’y aura pas de retour en arrière.</text:p>
      <text:p text:style-name="P81"><text:span text:style-name="Strong_20_Emphasis">C’est le combat final.</text:span></text:p>
      <text:p text:style-name="P81"><text:span text:style-name="Strong_20_Emphasis"/></text:p>
      <text:list text:style-name="L27">
        <text:list-item>
          <text:p text:style-name="P82"><text:span text:style-name="Strong_20_Emphasis">Si vous gagnez contre le duc enragé</text:span>, rendez-vous au chapitre <text:span text:style-name="Strong_20_Emphasis">38</text:span>.</text:p>
        </text:list-item>
        <text:list-item>
          <text:p text:style-name="P82"><text:span text:style-name="Strong_20_Emphasis">Si vous perdez face au duc enragé</text:span>, rendez-vous au chapitre <text:span text:style-name="Strong_20_Emphasis">39</text:span>.</text:p>
        </text:list-item>
      </text:list>
      <text:p text:style-name="P80"><text:span text:style-name="T18"/></text:p>
      <text:p text:style-name="P83">Chapitre 31 : </text:p>
      <text:p text:style-name="P84"/>
      <text:p text:style-name="P85"><text:span text:style-name="T14"><text:tab/></text:span>En arrivant devant la tour, vous constatez que la porte est déjà ouverte. Sans trop d’hésitation, vous entrez à l’intérieur.</text:p>
      <text:p text:style-name="P86">Vous montez les escaliers jusqu’au sommet de la tour et arrivez dans une chambre. Une chambre ornée de roses noires, qui semblent vous observer…<text:line-break/>Au centre de la pièce, sur le lit, repose une femme allongée. Elle est vêtue d’une robe blanche, et sa peau est extrêmement pâle, presque transparente.</text:p>
      <text:p text:style-name="P86">Sous l’étrange charme qu’elle dégage, vous vous approchez d’elle.<text:line-break/>Vous la regardez sans la toucher, hypnotisé par cette aura mystérieuse qui l’entoure. Votre main vient doucement replacer une mèche de cheveux qui cachait son visage, ce qui la fait lentement se réveiller.</text:p>
      <text:p text:style-name="P86">Elle vous regarde, muette.<text:line-break/>Même ses yeux sont muets. Ils ne font que vous observer, comme s’ils lisaient ce qui vous entoure. Aucune émotion ne semble les traverser.</text:p>
      <text:p text:style-name="P86">Puis, alors que vous la fixez, son regard dévie vers quelque chose derrière vous.</text:p>
      <text:p text:style-name="P86">Vous suivez ses yeux et croisez le regard d’une personne à la silhouette androgyne, vêtue d’une tenue appartenant à la noblesse du royaume. Vous la reconnaissez : le vieil homme qui vous a envoyé dans cette aventure portait la même.<text:line-break/>Mais ce n’est pas lui.<text:line-break/>Seulement une tenue cérémonielle des nobles.</text:p>
      <text:p text:style-name="P86">L’homme ouvre alors la bouche et lâche, d’une voix qui résonne comme un écho dans votre crâne :</text:p>
      <text:p text:style-name="P86">« Toi… Que fais-tu dans la chambre de ma fille ?<text:line-break/>Tu ne devrais pas y être. »</text:p>
      <text:p text:style-name="P86">Vous sursautez et tournez le regard vers lui, une main glissant par réflexe sur votre arme.<text:line-break/>C’est devenu une habitude de tuer ce qui vous parle…</text:p>
      <text:p text:style-name="P86"><text:span text:style-name="Strong_20_Emphasis"/></text:p>
      <text:list text:style-name="L28">
        <text:list-item>
          <text:p text:style-name="P87"><text:s/><text:span text:style-name="Strong_20_Emphasis">Voulez-vous attaquer le duc ?</text:span> Rendez-vous au chapitre <text:span text:style-name="Strong_20_Emphasis">40</text:span>.</text:p>
        </text:list-item>
        <text:list-item>
          <text:p text:style-name="P87"><text:s/><text:span text:style-name="Strong_20_Emphasis">Voulez-vous lâcher votre arme et discuter avec le duc ?</text:span> Rendez-vous au chapitre <text:span text:style-name="Strong_20_Emphasis">41</text:span>.</text:p>
        </text:list-item>
      </text:list>
      <text:p text:style-name="P88"/>
      <text:p text:style-name="P88"/>
      <text:p text:style-name="P89">Chapitre 32 : </text:p>
      <text:p text:style-name="P89"/>
      <text:p text:style-name="P90"><text:span text:style-name="T14"><text:tab/></text:span>En portant votre regard en détail vers le tableau, vos yeux se perdent dans sa beauté. Certes, l’être représenté n’a pas de visage, mais il vous attire. Il semble vous charmer, vous demander d’avancer vers le tableau, de ne pas écouter les appels de la servante qui devait vous guider…</text:p>
      <text:p text:style-name="P91">Alors vous le faites.<text:line-break/><text:soft-page-break/>Vous avancez, hypnotisé.<text:line-break/>Charmé au point de le toucher… et d’aller encore plus loin.</text:p>
      <text:p text:style-name="P91">Votre main entre dans le tableau, puis votre jambe, et finalement vous y pénétrez entièrement.</text:p>
      <text:p text:style-name="P91">Le tableau change alors pour devenir un portrait de vous.<text:line-break/>De votre tentative vaine d’être le héros de cette histoire sordide et sombre.<text:line-break/>Sans le moindre espoir d’y parvenir, à cause d’une curiosité maladive qui vous a guidé jusqu’ici.</text:p>
      <text:p text:style-name="P91">Vous voilà enfermé dans ce tableau, incapable d’en sortir, mais étrangement heureux de ne plus avoir à souffrir.</text:p>
      <text:p text:style-name="P91">La servante s’approche alors du tableau et soupire.</text:p>
      <text:p text:style-name="P91">« Les humains sont visiblement incapables d’écouter quand on leur parle… C’est désespérant. »</text:p>
      <text:p text:style-name="P91"/>
      <text:list text:style-name="L29">
        <text:list-item>
          <text:p text:style-name="P92"><text:span text:style-name="Strong_20_Emphasis">Si ce destin ne vous convient pas</text:span>, rendez-vous au chapitre <text:span text:style-name="Strong_20_Emphasis">27</text:span>.</text:p>
        </text:list-item>
      </text:list>
      <text:p text:style-name="P93"/>
      <text:p text:style-name="P93"/>
      <text:p text:style-name="P94">Chapitre 33 :</text:p>
      <text:p text:style-name="P94"/>
      <text:p text:style-name="P95"><text:span text:style-name="T13"><text:tab/></text:span>Vous marchez en suivant la servante de manière respectueuse. Celle-ci vous emmène dans une grande salle à manger, où elle installe quatre couverts :<text:line-break/>l’un en bout de table, le second à gauche du premier, le troisième à droite, et le dernier à l’extrémité opposée.</text:p>
      <text:p text:style-name="P96">Sans dire un mot de plus, elle vous fait signe de vous asseoir au quatrième couvert et d’attendre.</text:p>
      <text:p text:style-name="P96">Après quelques minutes, elle revient avec cinq plats qui vous semblent exquis, parfaitement à votre goût, comme s’ils avaient été préparés spécialement pour vous. Elle s’assoit alors au troisième couvert et appuie sur la sonnette placée devant elle.</text:p>
      <text:p text:style-name="P96">Le mur au fond de la pièce s’ouvre, révélant un escalier duquel descendent deux silhouettes.<text:line-break/>L’une porte une robe aux pans larges et semble faire deux têtes de moins que la seconde.<text:line-break/>Cette dernière porte des vêtements plus ajustés, semblables à un costume trois pièces de la Belle Époque.</text:p>
      <text:p text:style-name="P96">Une fois arrivées au pied de l’escalier, vous découvrez leur apparence.<text:line-break/>La première est une femme aux cheveux roux, à la peau pâle, presque transparente. Ses yeux sont vides, semblant ne regarder nulle part.<text:line-break/>La seconde silhouette est androgyne, fine et élancée. Elle vous fixe droit dans les yeux, dont l’éclat est légèrement brillant. Sa peau est claire, mais sans l’aspect translucide de la première.</text:p>
      <text:p text:style-name="P96">Les deux personnes, que vous ne connaissez pas, sont saluées par la femme assise avant de prendre place à table.<text:line-break/>La femme à la peau pâle s’assoit au second couvert, tandis que la figure androgyne prend place au premier.</text:p>
      <text:p text:style-name="P96">Une fois tous assis, les plats se répartissent entre les assiettes sans que personne n’intervienne, vous <text:soft-page-break/>laissant bouche bée.</text:p>
      <text:p text:style-name="P96">La personne assise en face de vous prend alors la parole, un air presque amusé par votre étonnement :</text:p>
      <text:p text:style-name="P96">« Merci d’être venu. Vous ne devez pas vraiment avoir compris où vous êtes, pas vrai ?<text:line-break/>Cela doit vous effrayer, mais ne vous inquiétez pas, vous ne risquez rien. Cette nourriture est parfaitement comestible.<text:line-break/>Si je vous ai fait venir ici, c’était pour vous tester. Voyez-vous, ma vie arrive à sa fin, que je le veuille ou non.<text:line-break/>Après trois siècles d’existence, mes pouvoirs sont épuisés. Je cherche donc un remplaçant pour s’occuper de ce lieu… et de ma fille.<text:line-break/>Je ne veux pas la voir disparaître alors que je viens à peine de lui donner naissance. »</text:p>
      <text:p text:style-name="P96">Vous semblez surpris…<text:line-break/>La personne en face de vous pointe doucement à sa gauche, là où se trouve « sa fille ».</text:p>
      <text:p text:style-name="P96">« Vous venez de lui donner naissance ? Comment ça… Elle a l’air parfaitement adulte… »</text:p>
      <text:p text:style-name="P96">L’être rit chaleureusement, sans sembler vous juger, amusé par votre curiosité et votre incompréhension.</text:p>
      <text:p text:style-name="P96">« Oh, c’est parce qu’elle l’est ! Je suis un vampire, vous l’avez deviné, n’est-ce pas ?<text:line-break/>Et comme vous le savez sûrement, les vampires ne peuvent pas avoir d’enfants entre eux, et rares sont ceux capables d’en avoir avec un humain.<text:line-break/>Le seul à avoir réussi cet exploit fut Dracula, avec sa femme, donnant naissance à Alucard…</text:p>
      <text:p text:style-name="P96">Alors, pour créer une famille, nous devons trouver un humain compatible avec notre sang et le transformer en vampire.<text:line-break/>Cette femme, à ma gauche, est celle que l’on vous a demandé de sauver. Oui, c’est bien elle.<text:line-break/>Elle a été vendue par son père pour une petite bourse de pièces. Elle était atteinte de la polio et n’avait aucune chance de survivre.</text:p>
      <text:p text:style-name="P96">J’ai tenté d’utiliser mon sang pour lui donner une chance… et elle s’est révélée plus que compatible.<text:line-break/>Cependant, un vampire met près de cinquante ans à reprendre pleinement conscience après sa transformation, et je ne survivrai pas aussi longtemps.</text:p>
      <text:p text:style-name="P96">Et c’est là que vous intervenez.<text:line-break/>Je suis atteint d’une maladie rare qui me prive lentement de mes forces vitales.<text:line-break/>Il m’en reste toutefois assez pour vous transformer, vous, en vampire.</text:p>
      <text:p text:style-name="P96">Grâce à votre bénédiction… vous n’avez déjà plus rien d’humain.<text:line-break/>Vous adopterez donc votre nouvelle enveloppe charnelle en seulement quelques jours, et pourrez accompagner ma fille dans son propre développement. »</text:p>
      <text:p text:style-name="P96">Vous reculez légèrement, troublé.</text:p>
      <text:p text:style-name="P96">« Attendez… C’est vraiment ce que vous me proposez ?<text:line-break/>Renoncer à mon humanité pour la survie de votre “fille” ? »</text:p>
      <text:p text:style-name="P96">« Oui. Exactement. Et où est le problème ?<text:line-break/>Vous ne mourrez plus de vieillesse, notre servante vous assistera pour l’éternité, et vous n’aurez <text:soft-page-break/>besoin de rien pour vivre.<text:line-break/>Le monde évoluera sous vos yeux, et vous pourrez partager tout cela avec ma fille.</text:p>
      <text:p text:style-name="P96">Cela ne vous tente pas ?<text:line-break/>Je ne vous force pas.<text:line-break/>Faites votre propre choix. »</text:p>
      <text:p text:style-name="P97"/>
      <text:p text:style-name="P98"/>
      <text:list text:style-name="L30">
        <text:list-item>
          <text:p text:style-name="P99">Accepte<text:span text:style-name="T19">r</text:span> la proposition du duc ? <text:s/>Chapitre <text:span text:style-name="T19">42.</text:span></text:p>
        </text:list-item>
        <text:list-item>
          <text:p text:style-name="P99">Refuse<text:span text:style-name="T19">r</text:span> la proposition du duc ? <text:s/><text:span text:style-name="T19">Chapitre 43.</text:span></text:p>
        </text:list-item>
      </text:list>
      <text:p text:style-name="P98"/>
      <text:p text:style-name="P100">Chapitre 34 :</text:p>
      <text:p text:style-name="P101"/>
      <text:p text:style-name="P102"><text:span text:style-name="T14"><text:tab/></text:span>« Ouais… Je meurs de peur…<text:line-break/>Pour dire vrai, je n’ai jamais eu aussi peur de toute ma vie…<text:line-break/>Mais ce n’est pas parce que j’ai peur que je vais me laisser mourir sans me défendre ! »</text:p>
      <text:p text:style-name="P103">Vous vous relevez avec ce qu’il vous reste de force et de courage, fixant la personne face à vous d’un regard brillant de détermination.</text:p>
      <text:p text:style-name="P103">Mais votre interlocuteur éclate de rire.</text:p>
      <text:p text:style-name="P103">« Parfait ! C’est exactement ce que je voulais entendre.<text:line-break/>Mais je ne vais pas me battre avec toi. J’en mourrais, que je gagne ou non. Alors, vois-tu, j’ai envie de te faire une proposition.</text:p>
      <text:p text:style-name="P103">Je suis un vampire, et j’ai une fille. La femme que tu cherches à sauver.<text:line-break/>Cette humaine m’a été vendue sans la moindre hésitation par la personne qui t’a engagé, contre quelques pièces seulement.</text:p>
      <text:p text:style-name="P103">À l’origine, je comptais la dévorer pour prolonger un peu ma vie et lutter contre la maladie qui me ronge…<text:line-break/>Mais ses yeux ont éveillé ma pitié. Alors j’ai préféré lui offrir une chance de survivre à la maladie qui la condamnait. Je lui ai donc donné mon sang.</text:p>
      <text:p text:style-name="P103">Cependant, à cause de sa condition et de sa nature humaine — sans bénédiction, contrairement à toi — elle mettra bien trop longtemps à sortir de sa léthargie.</text:p>
      <text:p text:style-name="P103">C’est pourquoi je te fais cette demande.<text:line-break/>Acceptes-tu de prendre ma place à ses côtés ?<text:line-break/>Deviens un vampire et aide-la à survivre.</text:p>
      <text:p text:style-name="P103">Je veux seulement qu’elle puisse profiter de sa vie. »</text:p>
      <text:p text:style-name="P103">Vous serrez les poings.</text:p>
      <text:p text:style-name="P103">« Non. Je ne deviendrai pas un vampire pour une inconnue.<text:line-break/>Mais… »</text:p>
      <text:p text:style-name="P101"><text:soft-page-break/></text:p>
      <text:p text:style-name="P101"/>
      <text:list text:style-name="L31">
        <text:list-item>
          <text:p text:style-name="P104">Répondre que vous pouvez prendre soin d’elle après son départ, même sans devenir un vampire. <text:s/><text:span text:style-name="T20">Rendez-vous</text:span> Chapitre 44.</text:p>
        </text:list-item>
        <text:list-item>
          <text:p text:style-name="P104">Répondre que vous ne lui ferez rien, que vous ne voulez pas tuer un père qui n’a rien demandé, et que c’est à lui de trouver une solution à son problème par lui-même. <text:s/><text:span text:style-name="T20">Rendez-vous Chapitre 45.</text:span></text:p>
        </text:list-item>
      </text:list>
      <text:p text:style-name="P101"/>
      <text:p text:style-name="P105">Chapitre 35 :</text:p>
      <text:p text:style-name="P105"/>
      <text:p text:style-name="P106"><text:span text:style-name="T14"><text:tab/></text:span>« Bien sûr que non ! Jamais je n’aurai peur d’un démon comme vous ! »</text:p>
      <text:p text:style-name="P107">Votre adversaire éclate de rire, puis vous assène un coup violent qui vous projette à l’autre bout de la pièce. Il vous fixe ensuite d’un regard furieux.</text:p>
      <text:p text:style-name="P107">« Très bien !<text:line-break/>Alors entre-tuons-nous !<text:line-break/>Et si tu meurs avant moi, je me délecterai de ton sang et je vivrai encore plus longtemps !<text:line-break/>Misérable humain sans valeur ! »</text:p>
      <text:p text:style-name="P108"/>
      <text:list text:style-name="L32">
        <text:list-item>
          <text:p text:style-name="P109">Si vous gagnez contre le duc. Rendez-vous Chapitre 4<text:span text:style-name="T21">6</text:span></text:p>
        </text:list-item>
        <text:list-item>
          <text:p text:style-name="P109">Si vous perdez contre le duc. Rendez-vous Chapitre 4<text:span text:style-name="T21">7</text:span></text:p>
        </text:list-item>
      </text:list>
      <text:p text:style-name="P108"/>
      <text:p text:style-name="P105">Chapitre 36 :</text:p>
      <text:p text:style-name="P105"/>
      <text:p text:style-name="P106"><text:span text:style-name="T13"><text:tab/></text:span>Après un combat qui a vidé votre corps de la moindre goutte de force et d’énergie, vous parvenez enfin à pourfendre le démon qui remettait en question vos agissements.<text:line-break/><text:span text:style-name="Strong_20_Emphasis">Bravo, héro.</text:span><text:line-break/>Vous êtes arrivé au terme de votre périple.</text:p>
      <text:p text:style-name="P107">Votre corps a atteint un niveau de puissance jamais égalé. Vous êtes devenu un véritable héros.</text:p>
      <text:p text:style-name="P107">Porté par cette nouvelle force qui remplit votre corps pourtant épuisé, vous avancez dans le château. Mais maintenant que le duc a été défait, il ne reste plus aucune trace de magie en ces lieux. Vous parcourez donc les couloirs sans difficulté, jusqu’à atteindre une chambre.</text:p>
      <text:p text:style-name="P107">Une femme y dort, vêtue d’une longue robe majestueuse.<text:line-break/>C’est elle.<text:line-break/>Celle que vous deviez sauver.</text:p>
      <text:p text:style-name="P107">Vous la soulevez comme un chevalier porterait une princesse, puis quittez le château.</text:p>
      <text:p text:style-name="P107">Alors que vous marchez vers votre point de départ, le soleil se lève lentement, éclairant vos pas de <text:soft-page-break/>héros…<text:line-break/>Mais lorsqu’un rayon de lumière touche la peau translucide de la femme, elle se met soudain à hurler.</text:p>
      <text:p text:style-name="P107">Elle s’agite dans vos bras, avant que sa chair ne commence à bouillir.</text:p>
      <text:p text:style-name="P107">Pris de panique, vous la jetez au sol devant votre client et tentez d’éteindre les flammes en lui jetant de l’eau.<text:line-break/>En vain.</text:p>
      <text:p text:style-name="P107">Elle se roule sur le sol, brûlant vive, hurlant de douleur. Des cris atroces qui réveillent tout le village.</text:p>
      <text:p text:style-name="P107">Après deux longues heures de tentatives désespérées…</text:p>
      <text:p text:style-name="P107">C’est fini.</text:p>
      <text:p text:style-name="P107">Elle ne bouge plus.<text:line-break/>Ne crie plus.<text:line-break/>Ne vit plus.</text:p>
      <text:p text:style-name="P107">Vous fixez son corps carbonisé, puis laissez échapper un hurlement de rage.</text:p>
      <text:p text:style-name="P107">Vous comprenez alors la vérité.</text:p>
      <text:p text:style-name="P107"><text:span text:style-name="Strong_20_Emphasis">Vous avez échoué.</text:span></text:p>
      <text:p text:style-name="P108"/>
      <text:p text:style-name="P108"/>
      <text:list text:style-name="L33">
        <text:list-item>
          <text:p text:style-name="P110">Fin Héro</text:p>
        </text:list-item>
      </text:list>
      <text:p text:style-name="P111"/>
      <text:p text:style-name="P111"/>
      <text:p text:style-name="P112">Chapitre 37 : </text:p>
      <text:p text:style-name="P112"/>
      <text:p text:style-name="P112"><text:tab/><text:span text:style-name="T14">Malgré votre force incomparable, le duc semble se jouer de vous.<text:line-break/>Il rit, vous projette au sol, puis vous laisse vous relever, espérant que vous tentiez encore de le frapper…</text:span></text:p>
      <text:p text:style-name="P113">Mais le scénario se répète.<text:line-break/>Il esquive chacune de vos attaques, comme s’il les voyait venir à l’avance, puis vous assène un nouveau coup — jamais mortel.<text:line-break/>Comme s’il cherchait à vous pousser jusqu’à vos derniers retranchements.</text:p>
      <text:p text:style-name="P113">Puis…</text:p>
      <text:p text:style-name="P113">Après trois heures de ce combat cruel, vous êtes incapable de vous relever.</text:p>
      <text:p text:style-name="P113">Il s’approche alors de vous, ses yeux brillant d’une lueur prédatrice.<text:line-break/>Il a joué avec vous comme un animal jouerait avec sa proie.<text:line-break/>Et maintenant que vous êtes épuisé, il est temps de vous dévorer.</text:p>
      <text:p text:style-name="P113"><text:soft-page-break/>Il saisit vos cheveux, tire brutalement pour vous forcer à vous redresser à moitié, puis approche son visage de votre gorge.<text:line-break/>Ses canines s’allongent, devenant de véritables crocs.</text:p>
      <text:p text:style-name="P113">Il vous mord à la jugulaire, arrache un large morceau de chair et l’avale, avant de vous maintenir contre lui pour laisser votre sang couler dans sa bouche.<text:line-break/>Il s’en abreuve jusqu’à la dernière goutte.</text:p>
      <text:p text:style-name="P113"/>
      <text:list text:style-name="L34">
        <text:list-item>
          <text:p text:style-name="P114">Vous êtes mort rendez-vous au chapitre 12.</text:p>
        </text:list-item>
      </text:list>
      <text:p text:style-name="P115"/>
      <text:p text:style-name="P115"/>
      <text:p text:style-name="P116">Chapitre 38 <text:span text:style-name="T14">: </text:span></text:p>
      <text:p text:style-name="P112"/>
      <text:p text:style-name="P117"><text:span text:style-name="T13"><text:tab/></text:span><text:span text:style-name="T22">Vos coups ont réussi à mettre le duc au sol, crachant son sang. Ses yeux se lèvent vers vous avec désespoir. Vous la ressentez de nouveau… Ce sentiment de puissance, ce sentiment de prédation, cette sensation d’être supérieur à votre ennemi, cette force qui vous remplit et vous envoie une sensation de bien-être tellement pure que votre esprit semble divaguer vers des endroits tellement plus agréables que vous en perdez la tête de plaisir. Alors votre pied frappe le visage du duc qui tombe au sol. Vous entendez votre rire envahir la pièce comme si vous étiez à l’extérieur de votre corps. Vous vous voyez frapper votre victime encore et encore, le tabasser sans jamais atteindre le point de non-retour où il pourrait en mourir, mais… vous ne ressentez rien, juste ce bien-être brut d’être supérieur.</text:span></text:p>
      <text:p text:style-name="P118">Le duc commence à vous supplier de l’achever. Il vous regarde avec cette supplication silencieuse, mais vous ne l’écoutez pas.</text:p>
      <text:p text:style-name="P118">Après avoir battu le duc jusqu’au point où vous savez que la mort est tout ce qui lui reste – que même sans votre dernier coup il mourra –, vous avancez en le laissant derrière vous, lassé de sa faiblesse. Vous allez alors avancer dans le château, tuant tous les êtres que vous y croiserez juste pour sentir encore ce plaisir un peu plus longtemps, encore et encore.</text:p>
      <text:p text:style-name="P118">Vous finirez alors par arriver dans une chambre où une femme dort profondément… Elle est parfaitement impuissante. Alors vos mains commencent à trembler. Vous essayez d’y résister, mais vous avez déjà atteint le point de non-retour. Alors, sans même vous en rendre compte, votre corps monte sur le lit, se met à cheval sur la femme impuissante. Vous souriez, connaissant parfaitement la suite. Vos mains atteignent la gorge de la femme et commencent à l’étrangler avec force. Vous serrez si fort que des veines apparaissent sur vos bras. La femme commence à agoniser, se réveillant et essayant de se débattre sans succès, avant d’enfin se taire et de tomber sans vie sur le lit.</text:p>
      <text:p text:style-name="P119"/>
      <text:p text:style-name="P120"/>
      <text:list text:style-name="L35">
        <text:list-item>
          <text:p text:style-name="P121">Fin Tueur.</text:p>
        </text:list-item>
      </text:list>
      <text:p text:style-name="P120"/>
      <text:p text:style-name="P122">Chapitre 39.</text:p>
      <text:p text:style-name="P123"/>
      <text:p text:style-name="P123"><text:tab/><text:span text:style-name="T14">Le choc est brutal.</text:span></text:p>
      <text:p text:style-name="P124">Votre arme heurte les griffes du duc dans une gerbe d’étincelles, mais l’impact vous traverse le bras jusqu’à l’épaule. Chaque échange vous coûte plus que le précédent.<text:line-break/>Lui, en revanche, ne faiblit pas.</text:p>
      <text:p text:style-name="P124">Vous reculez d’un pas. Puis d’un autre.</text:p>
      <text:p text:style-name="P124">Le sol du donjon est froid sous vos bottes, glissant de poussière et de sang ancien. Votre souffle devient irrégulier. Vos muscles hurlent. Chaque mouvement est un effort.</text:p>
      <text:p text:style-name="P124">Le duc incline légèrement la tête, comme s’il vous observait à travers un jeu déjà gagné.</text:p>
      <text:p text:style-name="P124">« Tu tiens plus longtemps que les autres. »</text:p>
      <text:p text:style-name="P124">Il disparaît.</text:p>
      <text:p text:style-name="P124">Vous n’avez pas le temps de comprendre.<text:line-break/>Une douleur fulgurante vous transperce le flanc. Vous êtes projeté contre un mur dans un craquement sinistre. La pierre vous arrache l’air des poumons.</text:p>
      <text:p text:style-name="P124">Vous tentez de vous relever.</text:p>
      <text:p text:style-name="P124">Vos jambes refusent.</text:p>
      <text:p text:style-name="P124">Votre arme glisse de vos doigts et tombe au sol dans un bruit sourd, définitif.</text:p>
      <text:p text:style-name="P124">Le duc s’approche lentement. Ses pas résonnent dans le silence revenu. Ses yeux brillent d’une lueur froide, presque déçue.</text:p>
      <text:p text:style-name="P124">« C’est ici que ça s’arrête. »</text:p>
      <text:p text:style-name="P124">Il vous saisit par le col et vous relève juste assez pour croiser son regard.<text:line-break/>Vous y cherchez de la haine. Vous n’y trouvez rien.</text:p>
      <text:p text:style-name="P124">Seulement de la certitude.</text:p>
      <text:p text:style-name="P124">La douleur devient partout à la fois. Votre vision se trouble. Les murs du donjon semblent s’éloigner, comme si le monde lui-même se détachait de vous.</text:p>
      <text:p text:style-name="P124">Votre force vous abandonne.<text:line-break/>Votre courage aussi.</text:p>
      <text:p text:style-name="P124">Alors que votre corps retombe lourdement sur le sol, une dernière pensée vous traverse l’esprit :</text:p>
      <text:p text:style-name="P124">Vous n’étiez pas prêt.</text:p>
      <text:p text:style-name="P124">La silhouette du duc se penche une dernière fois au-dessus de vous.</text:p>
      <text:p text:style-name="P124">Puis tout devient noir.</text:p>
      <text:p text:style-name="P124"/>
      <text:list text:style-name="L36">
        <text:list-item>
          <text:p text:style-name="P125">Vous êtes mort. Rendez-vous au chapitre 12.</text:p>
        </text:list-item>
      </text:list>
      <text:p text:style-name="P126"/>
      <text:p text:style-name="P123"><text:soft-page-break/>Chapitre 40 :</text:p>
      <text:p text:style-name="P123"/>
      <text:p text:style-name="P127"><text:span text:style-name="T13"><text:tab/></text:span>Vous sortez alors votre arme, prêt à vous battre.<text:line-break/>Le duc se met à grogner de rage, comprenant que vous n’êtes pas ouvert à la discussion. Il se prépare alors à combattre.</text:p>
      <text:p text:style-name="P128">« Bien ! Si c’est ce que tu veux, entre-tuons-nous ! Tu nourriras ma fille ! »</text:p>
      <text:p text:style-name="P126"/>
      <text:p text:style-name="P126"/>
      <text:list text:style-name="L37">
        <text:list-item>
          <text:p text:style-name="P129">Si vous gagnez votre combats contre le duc. Rendez-vous au chapitre 4<text:span text:style-name="T21">8</text:span></text:p>
        </text:list-item>
        <text:list-item>
          <text:p text:style-name="P129">Si vous perdez votre combats contre le duc. Rendez-vous au chapitre 4<text:span text:style-name="T21">9</text:span></text:p>
        </text:list-item>
      </text:list>
      <text:p text:style-name="P126"/>
      <text:p text:style-name="P123">Chapitre 41 :</text:p>
      <text:p text:style-name="P123"/>
      <text:p text:style-name="P127"><text:span text:style-name="T14"><text:tab/></text:span>« Stop ! Je sais que ça n’en a pas l’air, mais je ne veux lui faire aucun mal !<text:line-break/>Je cherche seulement la femme du doyen du village d’à côté ! »</text:p>
      <text:p text:style-name="P128">Votre interlocuteur vous fixe toujours avec froideur.</text:p>
      <text:p text:style-name="P128">« Elle est devant toi. Mais tu ne pourras pas la sortir.<text:line-break/>Je l’ai transformée en vampire. »</text:p>
      <text:p text:style-name="P128">« Quoi ?! Mais pourquoi avez-vous fait ça ?! »</text:p>
      <text:p text:style-name="P128">Il vous répond d’une manière agressive :</text:p>
      <text:p text:style-name="P128">« Parce que sinon, elle serait morte de la polio !<text:line-break/>Son père — <text:span text:style-name="T23">CELUI QUI T’A EMBAUCHE</text:span> — l’a vendue contre une bourse de pièces, comme si elle ne valait rien, à cause de sa maladie ! »</text:p>
      <text:p text:style-name="P128">Vous êtes sous le choc…<text:line-break/>Si ce qu’il dit est vrai, alors vous avez tué pour rien.<text:line-break/>Vous avez fait tout ce voyage pour aucune raison.</text:p>
      <text:p text:style-name="P128">Il ne vous reste plus qu’à partir.<text:line-break/>Votre mission est devenue inutile…</text:p>
      <text:p text:style-name="P128">Et pourtant, une étincelle de rage s’allume en vous, comme si vous refusiez d’accepter cette vérité.</text:p>
      <text:p text:style-name="P126"/>
      <text:list text:style-name="L38">
        <text:list-item>
          <text:p text:style-name="P130">Accepter les propos du Duc ? Rendez vous chapitre <text:span text:style-name="T21">50</text:span>.</text:p>
        </text:list-item>
        <text:list-item>
          <text:p text:style-name="P130">Laissez l’étincelle de rage prendre le dessus ? Rendez vous Chapitre 40.</text:p>
          <text:p text:style-name="P130"/>
        </text:list-item>
      </text:list>
      <text:p text:style-name="P131"/>
      <text:p text:style-name="P132">Chapitre 42 :</text:p>
      <text:p text:style-name="P133"/>
      <text:p text:style-name="P134"><text:span text:style-name="T13"><text:tab/></text:span><text:span text:style-name="T14"> </text:span>Un long silence s’installe autour de la table.<text:line-break/>La nourriture refroidit, intacte. La servante ne bouge pas. La femme à la peau pâle demeure immobile, absente.</text:p>
      <text:p text:style-name="P135">Votre regard glisse de l’un à l’autre, puis revient sur le duc.</text:p>
      <text:p text:style-name="P135">Votre mission.<text:line-break/>Votre humanité.<text:line-break/>Tout cela vous semble soudain bien lointain.</text:p>
      <text:p text:style-name="P135">Vous inspirez profondément.</text:p>
      <text:p text:style-name="P135">« Je comprends, maintenant. »</text:p>
      <text:p text:style-name="P135">Votre voix est calme. Étrangement calme.</text:p>
      <text:p text:style-name="P135">« Je ne suis pas venu ici pour sauver une vie intacte, mais pour empêcher une mort inutile.<text:line-break/>Et vous l’avez déjà fait. »</text:p>
      <text:p text:style-name="P135">Vous baissez lentement les yeux vers vos mains.</text:p>
      <text:p text:style-name="P135">« Si partir signifie la condamner à la solitude…<text:line-break/>Si refuser, c’est la laisser se réveiller dans un monde vide…<text:line-break/>Alors ce choix n’en est pas vraiment un. »</text:p>
      <text:p text:style-name="P135">Vous relevez la tête et regardez le duc droit dans les yeux.</text:p>
      <text:p text:style-name="P135">« J’accepte. »</text:p>
      <text:p text:style-name="P135">La servante incline légèrement la tête.<text:line-break/>La femme à la peau pâle ne réagit pas.</text:p>
      <text:p text:style-name="P135">Le duc ferme un instant les yeux. Lorsqu’il les rouvre, quelque chose s’est apaisé en lui.</text:p>
      <text:p text:style-name="P135">« Tu sais ce que tu abandonnes.<text:line-break/>Ton nom.<text:line-break/>Ton passé.<text:line-break/>Ta fin. »</text:p>
      <text:p text:style-name="P135">Vous hochez lentement la tête.</text:p>
      <text:p text:style-name="P135">« J’ai déjà perdu tout le reste. »</text:p>
      <text:p text:style-name="P135">Le duc se lève. Chaque mouvement semble lui coûter. Il contourne la table et s’arrête devant vous.</text:p>
      <text:p text:style-name="P135">« Alors agenouille-toi. »</text:p>
      <text:p text:style-name="P135">Lorsque vous obéissez, la salle semble se contracter autour de vous. L’air devient froid, presque immobile. Le duc pose une main sur votre épaule.</text:p>
      <text:p text:style-name="P135">Puis vient la morsure.</text:p>
      <text:p text:style-name="P135">La douleur est fulgurante. Votre cœur s’emballe, puis ralentit… jusqu’à s’arrêter. Le sang brûle dans vos veines comme un feu glacé. Vos pensées se brisent, se recomposent.</text:p>
      <text:p text:style-name="P135"><text:soft-page-break/>Le monde s’éteint.</text:p>
      <text:p text:style-name="P131">Quand vous rouvrez les yeux, le silence est absolu.</text:p>
      <text:p text:style-name="P135">Vous n’entendez plus votre cœur.<text:line-break/>Mais vous entendez tout le reste.</text:p>
      <text:p text:style-name="P135">La respiration de la servante.<text:line-break/>Le bois qui travaille dans les murs.<text:line-break/>Et, au fond de la pièce, un battement hésitant. Un autre cœur.</text:p>
      <text:p text:style-name="P135">Celui de la femme.</text:p>
      <text:p text:style-name="P135">Le duc se tient debout devant vous, affaibli, mais souriant.</text:p>
      <text:p text:style-name="P135">« Bienvenue chez toi. »</text:p>
      <text:p text:style-name="P135">Derrière lui, pour la première fois, les yeux de sa fille se ferment… puis se rouvrent lentement.</text:p>
      <text:p text:style-name="P135">Et cette fois, ils vous voient.</text:p>
      <text:p text:style-name="P131"/>
      <text:list text:style-name="L39">
        <text:list-item>
          <text:p text:style-name="P136">Fin du pacifique.</text:p>
        </text:list-item>
      </text:list>
      <text:p text:style-name="P131"/>
      <text:p text:style-name="P133">Chapitre 4<text:span text:style-name="T24">3</text:span> :</text:p>
      <text:p text:style-name="P133"/>
      <text:p text:style-name="P133"><text:tab/><text:span text:style-name="T14">Vous reculez légèrement, le souffle court.<text:line-break/>Votre cœur bat si fort que vous croyez qu’il va s’échapper de votre poitrine.</text:span></text:p>
      <text:p text:style-name="P137">« Non… je ne peux pas. » Votre voix est ferme, mais pleine d’une étrange tristesse.<text:line-break/>« Je ne deviendrai pas un vampire, même pour sauver… même pour tout ça. »</text:p>
      <text:p text:style-name="P137">Le duc vous observe, impassible. Ses yeux brillent d’une lueur à la fois déçue et amusée.<text:line-break/>« Je comprends… » dit-il enfin. Sa voix est calme, mais lourde de conséquences.<text:line-break/>« Ce choix est le tien. Libre. »</text:p>
      <text:p text:style-name="P137">Un silence pesant s’installe.<text:line-break/>La servante se contente d’incliner légèrement la tête, et la femme à la peau pâle vous regarde sans comprendre, son regard vide et innocent.</text:p>
      <text:p text:style-name="P137">Le duc soupire.<text:line-break/>« Alors tu pars… sachant que le monde continuera sans toi. Elle continuera, oui, mais seule. Et moi… je disparaîtrai bientôt, comme tout ce qui m’est cher. »</text:p>
      <text:p text:style-name="P137">Vous sentez un poids immense se déposer sur vos épaules, comme si chaque vie que vous laissez derrière vous pesait à présent sur vous.<text:line-break/>Vous tournez les talons, incapable de croiser à nouveau le regard de la jeune femme, ni celui du duc.</text:p>
      <text:p text:style-name="P137">En sortant du château, vous réalisez que rien ne sera jamais comme avant.<text:line-break/>Vous avez refusé l’immortalité, refusé le pouvoir, refusé de devenir autre chose.<text:line-break/>Mais cette décision, bien qu’humaine, laisse derrière elle une trace irréversible.</text:p>
      <text:p text:style-name="P137"><text:soft-page-break/>La lumière du soleil vous aveugle.<text:line-break/>Et vous comprenez, au plus profond de vous, que certaines choses, une fois perdues, ne peuvent jamais être retrouvées.</text:p>
      <text:p text:style-name="P137">Votre aventure se termine ici.</text:p>
      <text:p text:style-name="P133"/>
      <text:list text:style-name="L40">
        <text:list-item>
          <text:p text:style-name="P138">Fin de l’humain.</text:p>
        </text:list-item>
      </text:list>
      <text:p text:style-name="P139"/>
      <text:p text:style-name="P140">Chapitre 44 :</text:p>
      <text:p text:style-name="P139"/>
      <text:p text:style-name="P141"><text:span text:style-name="T14"><text:tab/></text:span>« …Mais je ne l’abandonnerai pas non plus. »</text:p>
      <text:p text:style-name="P142">Le silence tombe lourdement dans la pièce.<text:line-break/>Le vampire cesse de sourire. Ses yeux se plissent, attentifs, méfiants.</text:p>
      <text:p text:style-name="P142">« Explique-toi. »</text:p>
      <text:p text:style-name="P142">Vous inspirez profondément. Votre corps tremble encore, mais votre voix ne faiblit pas.</text:p>
      <text:p text:style-name="P142">« Je ne renoncerai pas à mon humanité.<text:line-break/>Mais je ne laisserai pas votre fille seule.<text:line-break/>Je resterai à ses côtés. Je veillerai sur elle. Je la protégerai… jusqu’à votre dernier souffle. Et même après. »</text:p>
      <text:p text:style-name="P142">Un long instant s’écoule.<text:line-break/>Le duc vous observe comme s’il cherchait à percer quelque chose en vous — non pas votre force, mais votre volonté.</text:p>
      <text:p text:style-name="P142">« Tu réalises ce que tu proposes ? » murmure-t-il.<text:line-break/>« Elle ne se réveillera peut-être pas avant des décennies.<text:line-break/>Tu vieilliras. Tu souffriras. Tu mourras.<text:line-break/>Et elle, elle restera. »</text:p>
      <text:p text:style-name="P142">Vous hochez lentement la tête.</text:p>
      <text:p text:style-name="P142">« Je le sais.<text:line-break/>Mais c’est justement pour ça que je le fais.<text:line-break/>Parce que quelqu’un doit rester… même si ça fait mal. »</text:p>
      <text:p text:style-name="P142">Le vampire ferme les yeux.<text:line-break/>Lorsqu’il les rouvre, l’éclat arrogant a disparu. Il ne reste qu’une fatigue ancienne… et une douleur sincère.</text:p>
      <text:p text:style-name="P142">« Les humains… » souffle-t-il.<text:line-break/>« Toujours prêts à se briser pour des causes perdues. »</text:p>
      <text:p text:style-name="P142">Il se lève pour vous guidez jusqu’à une chambre et s’approche de sa fille endormie.<text:line-break/>Sa main tremblante frôle ses cheveux roux.</text:p>
      <text:p text:style-name="P142">« Très bien.<text:line-break/><text:soft-page-break/>Je t’accorde ce droit. »</text:p>
      <text:p text:style-name="P142">Il se tourne vers vous.</text:p>
      <text:p text:style-name="P142">« Tu resteras ici.<text:line-break/>La servante t’obéira. Le château te sera ouvert.<text:line-break/>Je retarderai autant que possible ma fin… pour lui laisser le temps. »</text:p>
      <text:p text:style-name="P142">Puis, plus bas :</text:p>
      <text:p text:style-name="P142">« Mais sache ceci.<text:line-break/>Quand je disparaîtrai… tu seras seul.<text:line-break/>Et il n’y aura plus personne pour te protéger d’elle… si un jour elle s’éveille sans toi. »</text:p>
      <text:p text:style-name="P142">Vous avalez votre salive.</text:p>
      <text:p text:style-name="P142">« Alors je ferai en sorte qu’elle ne se réveille jamais seule. »</text:p>
      <text:p text:style-name="P142">Un très léger sourire traverse les lèvres du duc.<text:line-break/>Fatigué. Triste. Presque reconnaissant.</text:p>
      <text:p text:style-name="P142">« Peut-être… que c’est ça, le véritable courage. »</text:p>
      <text:p text:style-name="P142">Les jours passent.<text:line-break/>Puis les mois.<text:line-break/>Vous restez.</text:p>
      <text:p text:style-name="P142">Vous parlez à une femme qui ne répond pas.<text:line-break/>Vous lisez à voix haute.<text:line-break/>Vous lui racontez le monde extérieur, le soleil, la pluie, les saisons qu’elle ne voit pas.</text:p>
      <text:p text:style-name="P142">Le vampire, lui, s’affaiblit.<text:line-break/>Jusqu’au jour où il ne descend plus les escaliers.</text:p>
      <text:p text:style-name="P142">Et quand enfin le château devient silencieux…<text:line-break/>Vous êtes toujours là.</text:p>
      <text:p text:style-name="P142">Humain.<text:line-break/>Mortel.<text:line-break/>Mais fidèle.</text:p>
      <text:p text:style-name="P142">Et lorsque, des années plus tard, les paupières de la jeune femme frémissent enfin…<text:line-break/>La première chose qu’elle voit n’est ni un monstre, ni un maître.</text:p>
      <text:p text:style-name="P142">Mais vous.</text:p>
      <text:p text:style-name="P142">Assis à son chevet.<text:line-break/>Vieilli. Fatigué.<text:line-break/>Mais encore là.</text:p>
      <text:p text:style-name="P139"/>
      <text:list text:style-name="L41">
        <text:list-item>
          <text:p text:style-name="P143">Fin du veilleur.</text:p>
        </text:list-item>
      </text:list>
      <text:p text:style-name="P139"/>
      <text:p text:style-name="P144">Chapitre 45 : </text:p>
      <text:p text:style-name="P140"/>
      <text:p text:style-name="P141"><text:span text:style-name="T13"><text:tab/></text:span>« …Mais je ne te ferai rien. »</text:p>
      <text:p text:style-name="P142">Le rire du vampire s’éteint net.<text:line-break/>Un silence lourd retombe dans la salle, si dense qu’on pourrait presque l’entendre respirer.</text:p>
      <text:p text:style-name="P142">« Comment ça… rien ? » demande-t-il, d’une voix plus basse.</text:p>
      <text:p text:style-name="P142">Vous relâchez lentement vos poings. Votre posture reste droite, mais votre arme glisse légèrement, pointée vers le sol.</text:p>
      <text:p text:style-name="P142">« Je ne veux pas te tuer.<text:line-break/>Tu n’as rien demandé à personne.<text:line-break/>Tu n’as fait que te battre pour survivre… et pour protéger ta fille. »</text:p>
      <text:p text:style-name="P142">Ses yeux brillent d’un éclat trouble. Pas de colère. Pas encore.</text:p>
      <text:p text:style-name="P142">« Alors tu refuses ? »</text:p>
      <text:p text:style-name="P142">Vous hochez la tête.</text:p>
      <text:p text:style-name="P142">« Je refuse de devenir un vampire.<text:line-break/>Je refuse de prendre ta place.<text:line-break/>Et je refuse aussi de porter le poids de tes choix. »</text:p>
      <text:p text:style-name="P142">Il se lève lentement. Sa silhouette semble soudain plus grande, plus oppressante.</text:p>
      <text:p text:style-name="P142">« Tu réalises que je vais mourir ? »<text:line-break/>« Que sans moi, elle n’aura personne ? »</text:p>
      <text:p text:style-name="P142">Vous soutenez son regard.</text:p>
      <text:p text:style-name="P142">« C’est justement pour ça que je ne ferai rien.<text:line-break/>Parce qu’un père n’abandonne pas sa fille… et qu’un autre ne devrait pas décider à sa place. »</text:p>
      <text:p text:style-name="P142">Un rictus amer traverse ses lèvres.</text:p>
      <text:p text:style-name="P142">« Facile à dire pour quelqu’un qui peut partir. »</text:p>
      <text:p text:style-name="P142">Vous inspirez profondément.</text:p>
      <text:p text:style-name="P142">« Peut-être.<text:line-break/>Mais si je te tue, je deviens un bourreau.<text:line-break/>Si je prends ta place, je te vole ce qui te reste.<text:line-break/>Alors fais ce que tu as toujours fait : trouve une solution.<text:line-break/>Pas une fuite. Pas un remplaçant. Une vraie solution. »</text:p>
      <text:p text:style-name="P142">Un long moment s’écoule.</text:p>
      <text:p text:style-name="P142">Finalement, le vampire détourne le regard.</text:p>
      <text:p text:style-name="P141">« Tu es différent… » murmure-t-il.<text:line-break/>« Tous les autres auraient accepté. Ou frappé. </text:p>
      <text:p text:style-name="P141"><text:s/>Va-t’en. »</text:p>
      <text:p text:style-name="P142"><text:soft-page-break/>Vous restez figé.</text:p>
      <text:p text:style-name="P142">« Pars tant que tu peux encore choisir.<text:line-break/>Moi… je resterai. »</text:p>
      <text:p text:style-name="P142">Vous tournez lentement les talons.<text:line-break/>Aucune porte ne se referme derrière vous cette fois.</text:p>
      <text:p text:style-name="P142">En quittant le château, l’aube commence à poindre.<text:line-break/>Vous n’avez ni gloire, ni récompense.<text:line-break/>Seulement le poids d’un choix difficile… et la certitude de ne pas avoir trahi ce que vous êtes.</text:p>
      <text:p text:style-name="P142">Derrière vous, dans les murs anciens,<text:line-break/>un père cherche encore une solution.</text:p>
      <text:p text:style-name="P142">Et vous continuez votre route.</text:p>
      <text:p text:style-name="P142"/>
      <text:list text:style-name="L42">
        <text:list-item>
          <text:p text:style-name="P145">Fin du neutre.</text:p>
        </text:list-item>
      </text:list>
      <text:p text:style-name="P146"/>
      <text:p text:style-name="P147">Chapitre 46 : </text:p>
      <text:p text:style-name="P147"/>
      <text:p text:style-name="P146"><text:span text:style-name="T14"><text:tab/></text:span>Le choc vous coupe le souffle.<text:line-break/>Votre corps heurte violemment la pierre, et pendant une fraction de seconde, vous restez immobile, sonné, les oreilles sifflantes.</text:p>
      <text:p text:style-name="P148">Puis la douleur arrive.<text:line-break/>Brutale. Claire. Réelle.</text:p>
      <text:p text:style-name="P148">Vous crachez du sang et serrez les dents.<text:line-break/>Ce démon vous observe, persuadé que le combat est déjà terminé.</text:p>
      <text:p text:style-name="P148">Il s’avance lentement, confiant, presque dédaigneux.</text:p>
      <text:p text:style-name="P148">C’est à cet instant que vous comprenez.<text:line-break/>Ce château joue avec l’esprit… mais la douleur, elle, ne ment pas.<text:line-break/>Et tant que vous ressentez la douleur, vous êtes encore maître de vous‑même.</text:p>
      <text:p text:style-name="P148">Vous vous redressez, tremblant, mais debout.</text:p>
      <text:p text:style-name="P148">Le duc marque un temps d’arrêt.</text:p>
      <text:p text:style-name="P148">« Oh ? Tu tiens encore debout… »</text:p>
      <text:p text:style-name="P148">Il attaque de nouveau, rapide, trop rapide.<text:line-break/>Ses griffes lacèrent l’air là où se trouvait votre gorge une seconde plus tôt.<text:line-break/>Par instinct, vous esquivez, roulez au sol, sentez la pierre froide sous vos doigts.</text:p>
      <text:p text:style-name="P148">Chaque coup qu’il porte est précis. Calculé.<text:line-break/>Chaque coup que vous rendez est désespéré.</text:p>
      <text:p text:style-name="P148">Mais peu à peu… quelque chose change.</text:p>
      <text:p text:style-name="P148"><text:soft-page-break/>Le couloir autour de vous se fissure.<text:line-break/>Les murs tremblent, la boucle vacille.</text:p>
      <text:p text:style-name="P148">Vous comprenez alors :<text:line-break/>ce lieu n’existe que tant que vous doutez.</text:p>
      <text:p text:style-name="P148">Vous plongez sous une attaque, plantez votre arme dans son flanc.<text:line-break/>Un cri résonne — non pas de douleur, mais de surprise.</text:p>
      <text:p text:style-name="P148">Le duc recule.</text:p>
      <text:p text:style-name="P148">« Impossible… »</text:p>
      <text:p text:style-name="P148">Vous avancez, le regard fixe, le cœur battant à s’en rompre.<text:line-break/>Vous frappez encore.<text:line-break/>Et encore.</text:p>
      <text:p text:style-name="P148">Chaque coup arrache un peu plus de cette illusion de toute‑puissance.<text:line-break/>Son corps se déforme, se fissure, comme une image trop longtemps étirée.</text:p>
      <text:p text:style-name="P148">Il tombe à genoux.</text:p>
      <text:p text:style-name="P148">Le silence revient.</text:p>
      <text:p text:style-name="P148">Le couloir cesse de se répéter.</text:p>
      <text:p text:style-name="P148">Le duc lève les yeux vers vous, haletant, son regard n’est plus méprisant…<text:line-break/>Il est lucide.</text:p>
      <text:p text:style-name="P148">Vous portez le dernier coup.</text:p>
      <text:p text:style-name="P148">Lorsque son corps s’effondre, il ne reste rien d’autre qu’un amas sombre qui se dissout lentement dans la pierre.</text:p>
      <text:p text:style-name="P148">Le château tremble une dernière fois…<text:line-break/>Puis les murs s’écartent.</text:p>
      <text:p text:style-name="P148">Devant vous, une porte.<text:line-break/>Une vraie cette fois.</text:p>
      <text:p text:style-name="P148">La boucle est brisée.<text:line-break/>Le démon est vaincu.</text:p>
      <text:p text:style-name="P148">Et vous, encore debout, comprenez une chose essentielle :</text:p>
      <text:p text:style-name="P148">Ce n’était pas votre force qui a gagné…<text:line-break/>C’était votre refus de céder à la peur.</text:p>
      <text:p text:style-name="P149">Vous êtes malheureusement incapable de continuer à vous battre.<text:line-break/>Vous quittez donc le château, acceptant d’échouer votre mission en échange de garder la vie sauve.</text:p>
      <text:p text:style-name="P150">Dehors, vous retrouvez le gobelin qui semblait vous attendre.<text:line-break/>En vous voyant, il comprend immédiatement la situation.<text:line-break/>Il ne vous attaque pas, mais choisit de vous accompagner et de vous aider à vous en sortir.</text:p>
      <text:p text:style-name="P149"><text:line-break/><text:line-break/><text:soft-page-break/></text:p>
      <text:list text:style-name="L43">
        <text:list-item>
          <text:p text:style-name="P151">Fin du survivant</text:p>
        </text:list-item>
      </text:list>
      <text:p text:style-name="P141"><text:span text:style-name="T14"><text:tab/></text:span></text:p>
      <text:p text:style-name="P152"/>
      <text:p text:style-name="P152"><text:span text:style-name="T13">Chapitre 47 : </text:span><text:line-break/><text:line-break/><text:tab/>Le choc vous coupe la respiration.<text:line-break/>Votre corps glisse contre la pierre froide avant de s’effondrer lourdement au sol.<text:line-break/>Chaque tentative pour vous relever se solde par un tremblement incontrôlable.</text:p>
      <text:p text:style-name="P150">Le duc s’avance lentement.<text:line-break/>Il ne se presse pas.<text:line-break/>Il sait déjà comment cela va se terminer.</text:p>
      <text:p text:style-name="P150">« Regarde‑toi… » murmure‑t‑il, sa voix oscillant entre amusement et mépris.<text:line-break/>« Même maintenant, tu refuses de comprendre. »</text:p>
      <text:p text:style-name="P150">Vous rassemblez vos forces pour attaquer une dernière fois.<text:line-break/>Votre arme fend l’air… mais ne rencontre que le vide.<text:line-break/>Le démon est déjà derrière vous.</text:p>
      <text:p text:style-name="P150">Un impact brutal vous frappe dans le dos.<text:line-break/>Puis un autre.<text:line-break/>Et encore un.</text:p>
      <text:p text:style-name="P150">Chaque coup est calculé. Mesuré.<text:line-break/>Il ne cherche pas à vous tuer tout de suite.</text:p>
      <text:p text:style-name="P150">Le couloir autour de vous se déforme.<text:line-break/>Les murs semblent se rapprocher, comme si le château lui‑même assistait à votre chute.</text:p>
      <text:p text:style-name="P150">Vous tombez à genoux.</text:p>
      <text:p text:style-name="P150">Votre vision se trouble.<text:line-break/>Votre souffle devient court.</text:p>
      <text:p text:style-name="P150">Le duc se penche à votre hauteur.<text:line-break/>Son regard brille d’une lueur prédatrice.</text:p>
      <text:p text:style-name="P150">« Tu as résisté… mais résister ne suffit pas ici. »</text:p>
      <text:p text:style-name="P150">Il pose une main sur votre épaule.<text:line-break/>La pression est écrasante, inhumaine.</text:p>
      <text:p text:style-name="P150">Vous essayez de parler.<text:line-break/>De crier.<text:line-break/>Mais aucun son ne sort.</text:p>
      <text:p text:style-name="P150">La dernière chose que vous percevez est le rire du démon, résonnant dans le couloir sans fin.</text:p>
      <text:p text:style-name="P150">Puis tout devient noir.</text:p>
      <text:p text:style-name="P152"><text:soft-page-break/>La boucle continue.<text:line-break/>Sans vous.</text:p>
      <text:p text:style-name="P152"/>
      <text:list text:style-name="L44">
        <text:list-item>
          <text:p text:style-name="P153">Vous êtes mort. Rendez-vous chapitre 12.</text:p>
        </text:list-item>
      </text:list>
      <text:p text:style-name="P139"/>
      <text:p text:style-name="P154">Chapitre 48 : </text:p>
      <text:p text:style-name="P154"/>
      <text:p text:style-name="P155">Vous réussissez, après un long combat, à défaire le duc.<text:line-break/>Vous êtes couvert de sueur, de sang et de fatigue.<text:line-break/>Mais vous avez vaincu…</text:p>
      <text:p text:style-name="P156">Et pourtant, vous ne savez même pas pourquoi vous vous êtes battu.<text:line-break/>Aucune raison ne vous semble logique.<text:line-break/>Pourquoi vous être acharné contre un homme qui ne vous a ni menacé, ni agressé ?</text:p>
      <text:p text:style-name="P156">Malgré tout, vous avancez vers la femme allongée sur le lit.<text:line-break/>Vous la regardez avec douceur, comme si tout cela avait été fait pour elle.<text:line-break/>Pour lui rendre hommage.<text:line-break/>Pour lui prouver que vous êtes fort… et que cet homme n’était rien.</text:p>
      <text:p text:style-name="P156">Vous caressez son visage, puis, comme si une force inconnue prenait le contrôle de votre corps, vous empoignez la dague à votre ceinture et la plantez dans votre propre ventre.<text:line-break/>Votre sang jaillit, éclaboussant jusqu’à la bouche de la femme endormie.</text:p>
      <text:p text:style-name="P156">Vous continuez à enfoncer et retirer la lame, encore et encore, comme si c’était votre ultime mission.<text:line-break/>La femme boit ce sang, retrouvant peu à peu des couleurs, et son charme devient de plus en plus oppressant.</text:p>
      <text:p text:style-name="P156">Vous continuez… encore… jusqu’à ne plus avoir la force de retirer la dague.<text:line-break/>Votre corps s’effondre lourdement sur le sol, tandis que votre vision se trouble.</text:p>
      <text:p text:style-name="P156">Dans ce paysage de couleurs mêlées, alors que votre vue vous abandonne, il vous semble apercevoir la femme se lever, quitter le lit et sortir de la chambre…</text:p>
      <text:p text:style-name="P156">Puis tout devient noir.</text:p>
      <text:p text:style-name="P156"/>
      <text:list text:style-name="L45">
        <text:list-item>
          <text:p text:style-name="P157">Fin du manipuler.</text:p>
        </text:list-item>
      </text:list>
      <text:p text:style-name="P139"/>
      <text:p text:style-name="P158"/>
      <text:p text:style-name="P159">Chapitre 49 : </text:p>
      <text:p text:style-name="P158"/>
      <text:p text:style-name="P158"><text:tab/><text:span text:style-name="T14">Votre main se crispe sur votre arme.</text:span></text:p>
      <text:p text:style-name="P160">Le duc ne bouge pas.<text:line-break/>Il vous observe, comme on observe une bête déjà condamnée.</text:p>
      <text:p text:style-name="P160">« Toujours cette habitude… » murmure‑t‑il.<text:line-break/>« Croire que la violence est une réponse. »</text:p>
      <text:p text:style-name="P160">Vous attaquez.</text:p>
      <text:p text:style-name="P160">Le monde se fracture en un instant.</text:p>
      <text:p text:style-name="P160">Vous n’avez même pas le temps de comprendre ce qui se passe. Une force colossale vous saisit, vous arrache du sol, puis vous projette violemment contre le mur derrière le lit. La pierre explose sous l’impact.</text:p>
      <text:p text:style-name="P160">Votre corps est plaqué contre la paroi, les bras écartés, cloués par une pression invisible. Vos jambes pendent, inutiles. Vous suffoquez.</text:p>
      <text:p text:style-name="P160">Le duc s’approche lentement.</text:p>
      <text:p text:style-name="P160">« Tu n’étais pas censé être un héros. Tu n’étais qu’un outil. »</text:p>
      <text:p text:style-name="P160">La douleur devient insoutenable.<text:line-break/>Votre poitrine se comprime, vos os craquent.</text:p>
      <text:p text:style-name="P160">Puis vous sentez la chaleur.</text:p>
      <text:p text:style-name="P160">Votre chair cède.</text:p>
      <text:p text:style-name="P160">Le sang jaillit de vos blessures ouvertes, coule le long de votre torse, glisse sur la pierre fissurée. Il tombe en pluie épaisse, chaude, écarlate.</text:p>
      <text:p text:style-name="P160">En dessous de vous, la femme s’est redressée.</text:p>
      <text:p text:style-name="P160">Ses lèvres s’entrouvrent.</text:p>
      <text:p text:style-name="P160">Le sang atteint sa bouche.</text:p>
      <text:p text:style-name="P160">Elle boit.</text:p>
      <text:p text:style-name="P160">Ses yeux, jusque‑là vides, s’illuminent lentement.<text:line-break/>La couleur revient à ses joues.<text:line-break/>Sa respiration s’approfondit.</text:p>
      <text:p text:style-name="P160">Vous tentez de crier.<text:line-break/>Rien ne sort.</text:p>
      <text:p text:style-name="P160">Votre vision se brouille alors que votre vie s’écoule hors de vous, offerte malgré vous.</text:p>
      <text:p text:style-name="P160">Le duc regarde la scène sans émotion.</text:p>
      <text:p text:style-name="P160">« Merci. »</text:p>
      <text:p text:style-name="P160">Vos forces vous abandonnent.<text:line-break/><text:soft-page-break/>Votre tête retombe sur votre poitrine.</text:p>
      <text:p text:style-name="P160">Votre corps, figé contre le mur, dessine une croix grotesque, baignée de sang.</text:p>
      <text:p text:style-name="P160">Quand tout devient noir, la dernière chose que vous entendez est le souffle apaisé de la femme…<text:line-break/>Vivante.</text:p>
      <text:p text:style-name="P160">Et vous comprenez, trop tard, que ce château n’avait jamais eu besoin d’un sauveur.</text:p>
      <text:p text:style-name="P160">Seulement d’un sacrifice.</text:p>
      <text:p text:style-name="P160"/>
      <text:list text:style-name="L46">
        <text:list-item>
          <text:p text:style-name="P161">Vous êtes mort, rendez-vous chapitre 12.</text:p>
        </text:list-item>
      </text:list>
      <text:p text:style-name="P158"/>
      <text:p text:style-name="P158"/>
      <text:p text:style-name="P158">Chapitre 50 :</text:p>
      <text:p text:style-name="P158"/>
      <text:p text:style-name="P162"><text:span text:style-name="T13"><text:tab/></text:span>L’étincelle de rage vacille… puis s’éteint.</text:p>
      <text:p text:style-name="P163">Votre main tremble sur la poignée de votre arme.<text:line-break/>Lentement, vous la relâchez.</text:p>
      <text:p text:style-name="P163">Vous inspirez profondément, comme si l’air de la tour pesait soudain plus lourd qu’avant.</text:p>
      <text:p text:style-name="P163">« …Je comprends. »</text:p>
      <text:p text:style-name="P163">Le duc ne répond pas tout de suite.<text:line-break/>Il vous observe, attentif, presque méfiant, comme s’il attendait un mensonge ou une feinte.</text:p>
      <text:p text:style-name="P163">Vous détournez le regard de la femme allongée sur le lit.<text:line-break/>Elle est vivante.<text:line-break/>D’une manière que vous ne comprenez pas encore, mais elle respire. Elle existe.</text:p>
      <text:p text:style-name="P163">« Si ce que vous dites est vrai… alors ma mission était vouée à l’échec dès le départ. »</text:p>
      <text:p text:style-name="P163">Votre voix est lasse.<text:line-break/>Vide.</text:p>
      <text:p text:style-name="P163">« Je ne suis pas venu sauver quelqu’un. Je suis venu effacer une honte. Celle d’un père qui n’a pas voulu assumer son propre sang. »</text:p>
      <text:p text:style-name="P163">Un silence lourd s’installe dans la chambre.<text:line-break/>Les roses noires semblent moins oppressantes. Presque immobiles.</text:p>
      <text:p text:style-name="P163">Le duc ferme les yeux un instant.</text:p>
      <text:p text:style-name="P163">« Tu n’es pas comme les autres. Beaucoup auraient attaqué. Ou supplié. »</text:p>
      <text:p text:style-name="P163">Vous secouez lentement la tête.</text:p>
      <text:p text:style-name="P163">« Je ne vous combattrai pas.<text:line-break/>Je ne tuerai pas un père qui tente de réparer une faute qui n’est pas la sienne. »</text:p>
      <text:p text:style-name="P163">Vous reculez d’un pas. Puis d’un autre.</text:p>
      <text:p text:style-name="P163"><text:soft-page-break/>« Mais je ne resterai pas non plus. Ce lieu n’est pas le mien. Et cette histoire… non plus. »</text:p>
      <text:p text:style-name="P163">Vous tournez les talons.</text:p>
      <text:p text:style-name="P163">Alors que vous atteignez la porte, la voix du duc vous rattrape, plus calme, presque fatiguée :</text:p>
      <text:p text:style-name="P163">« Si tu retournes au village… sache qu’il mentira encore. Il se fera passer pour une victime. »</text:p>
      <text:p text:style-name="P163">Vous vous arrêtez un instant, sans vous retourner.</text:p>
      <text:p text:style-name="P163">« Je sais. »</text:p>
      <text:p text:style-name="P163">Vous descendez les escaliers de la tour, un poids nouveau sur les épaules.<text:line-break/>Pas celui de l’échec.</text:p>
      <text:p text:style-name="P163">Celui de la vérité.</text:p>
      <text:p text:style-name="P163">Dehors, le vent est froid. Le monde continue comme si rien ne s’était passé.<text:line-break/>Mais vous, vous avez changé.</text:p>
      <text:p text:style-name="P163">Vous n’êtes plus le bras armé d’un mensonge.<text:line-break/>Et si un monstre doit encore être affronté…</text:p>
      <text:p text:style-name="P163">Ce ne sera pas dans un château.<text:line-break/>Mais au cœur du village qui vous a trahi.</text:p>
      <text:p text:style-name="P164"/>
      <text:list text:style-name="L47">
        <text:list-item>
          <text:p text:style-name="P165">Fin du résolu.</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18T15:57:03.517983900</dc:date>
    <meta:editing-duration>PT2H52M13S</meta:editing-duration>
    <meta:editing-cycles>43</meta:editing-cycles>
    <meta:generator>LibreOffice/25.2.7.2$Windows_X86_64 LibreOffice_project/5cbfd1ab6520636bb5f7b99185aa69bd7456825d</meta:generator>
    <meta:document-statistic meta:table-count="0" meta:image-count="0" meta:object-count="0" meta:page-count="32" meta:paragraph-count="503" meta:word-count="10890" meta:character-count="62584" meta:non-whitespace-character-count="52180"/>
  </office:meta>
</office:document-meta>
</file>